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e4a58" officeooo:paragraph-rsid="000e4a58" style:font-weight-asian="bold" style:font-weight-complex="bold"/>
    </style:style>
    <style:style style:name="P3" style:family="paragraph" style:parent-style-name="Standard">
      <style:text-properties fo:font-weight="bold" officeooo:rsid="000cdc1e" officeooo:paragraph-rsid="000cdc1e"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89998" officeooo:paragraph-rsid="00489998"/>
    </style:style>
    <style:style style:name="P35" style:family="paragraph" style:parent-style-name="Standard">
      <style:paragraph-properties fo:text-align="end" style:justify-single-word="false"/>
      <style:text-properties style:font-name="Noto Sans CJK SC Regular" officeooo:rsid="00489998" officeooo:paragraph-rsid="00489998"/>
    </style:style>
    <style:style style:name="P36" style:family="paragraph" style:parent-style-name="Standard">
      <style:text-properties style:font-name="Noto Sans CJK SC Regular" officeooo:rsid="004e6e1b" officeooo:paragraph-rsid="004e6e1b"/>
    </style:style>
    <style:style style:name="P37" style:family="paragraph" style:parent-style-name="Standard">
      <style:text-properties style:font-name="Noto Sans CJK SC Regular" officeooo:rsid="004a538a" officeooo:paragraph-rsid="00489998"/>
    </style:style>
    <style:style style:name="P38" style:family="paragraph" style:parent-style-name="Standard">
      <style:text-properties style:font-name="Noto Sans CJK SC Regular" officeooo:rsid="005329c2" officeooo:paragraph-rsid="005329c2"/>
    </style:style>
    <style:style style:name="P39" style:family="paragraph" style:parent-style-name="Standard">
      <style:paragraph-properties fo:text-align="end" style:justify-single-word="false"/>
      <style:text-properties style:font-name="Noto Sans CJK SC Regular" officeooo:rsid="005329c2" officeooo:paragraph-rsid="005329c2"/>
    </style:style>
    <style:style style:name="P40" style:family="paragraph" style:parent-style-name="Standard">
      <style:text-properties style:font-name="Noto Sans CJK SC Regular" officeooo:rsid="0054fd06" officeooo:paragraph-rsid="005329c2"/>
    </style:style>
    <style:style style:name="P41" style:family="paragraph" style:parent-style-name="Standard">
      <style:text-properties style:font-name="Noto Sans CJK SC Regular" officeooo:rsid="0055b51d" officeooo:paragraph-rsid="005329c2"/>
    </style:style>
    <style:style style:name="P42" style:family="paragraph" style:parent-style-name="Standard">
      <style:text-properties style:font-name="Noto Sans CJK SC Regular" officeooo:rsid="00578312" officeooo:paragraph-rsid="005329c2"/>
    </style:style>
    <style:style style:name="P43" style:family="paragraph" style:parent-style-name="Standard">
      <style:text-properties style:font-name="Noto Sans CJK SC Regular" officeooo:rsid="00598465" officeooo:paragraph-rsid="00598465"/>
    </style:style>
    <style:style style:name="P44" style:family="paragraph" style:parent-style-name="Standard">
      <style:paragraph-properties fo:text-align="end" style:justify-single-word="false"/>
      <style:text-properties style:font-name="Noto Sans CJK SC Regular" officeooo:rsid="00598465" officeooo:paragraph-rsid="00598465"/>
    </style:style>
    <style:style style:name="P45" style:family="paragraph" style:parent-style-name="Standard">
      <style:text-properties style:font-name="Noto Sans CJK SC Regular" fo:font-size="10.5pt" officeooo:rsid="00598465" officeooo:paragraph-rsid="00598465" style:font-size-asian="10.5pt" style:font-size-complex="10.5pt"/>
    </style:style>
    <style:style style:name="P46" style:family="paragraph" style:parent-style-name="Standard">
      <style:text-properties style:font-name="Noto Sans CJK SC Regular" fo:font-size="10.5pt" officeooo:rsid="00598465" officeooo:paragraph-rsid="005cbecd" style:font-size-asian="10.5pt" style:font-size-complex="10.5pt"/>
    </style:style>
    <style:style style:name="P47" style:family="paragraph" style:parent-style-name="Standard">
      <style:text-properties style:font-name="Noto Sans CJK SC Regular" fo:font-size="10.5pt" officeooo:rsid="005ad386" officeooo:paragraph-rsid="00598465" style:font-size-asian="10.5pt" style:font-size-complex="10.5pt"/>
    </style:style>
    <style:style style:name="P48" style:family="paragraph" style:parent-style-name="Standard">
      <style:text-properties style:font-name="Noto Sans CJK SC Regular" fo:font-size="10.5pt" officeooo:rsid="005cbecd" officeooo:paragraph-rsid="005cbecd" style:font-size-asian="10.5pt" style:font-size-complex="10.5pt"/>
    </style:style>
    <style:style style:name="P49" style:family="paragraph" style:parent-style-name="Standard">
      <style:text-properties style:font-name="Noto Sans CJK SC Regular" fo:font-size="10.5pt" officeooo:rsid="0060766c" officeooo:paragraph-rsid="00598465" style:font-size-asian="10.5pt" style:font-size-complex="10.5pt"/>
    </style:style>
    <style:style style:name="P50" style:family="paragraph" style:parent-style-name="Standard">
      <style:text-properties style:font-name="Noto Sans CJK SC Regular" fo:font-size="10.5pt" officeooo:rsid="0062dfb6" officeooo:paragraph-rsid="00598465" style:font-size-asian="10.5pt" style:font-size-complex="10.5pt"/>
    </style:style>
    <style:style style:name="P51" style:family="paragraph" style:parent-style-name="Standard">
      <style:text-properties style:font-name="Noto Sans CJK SC Regular" fo:font-size="10.5pt" officeooo:rsid="00650ea8" officeooo:paragraph-rsid="00650ea8" style:font-size-asian="10.5pt" style:font-size-complex="10.5pt"/>
    </style:style>
    <style:style style:name="P52" style:family="paragraph" style:parent-style-name="Standard">
      <style:paragraph-properties fo:text-align="end" style:justify-single-word="false"/>
      <style:text-properties style:font-name="Noto Sans CJK SC Regular" fo:font-size="10.5pt" officeooo:rsid="00650ea8" officeooo:paragraph-rsid="00650ea8" style:font-size-asian="10.5pt" style:font-size-complex="10.5pt"/>
    </style:style>
    <style:style style:name="P53" style:family="paragraph" style:parent-style-name="Standard">
      <style:text-properties style:font-name="Noto Sans CJK SC Regular" fo:font-size="10.5pt" officeooo:rsid="006a836c" officeooo:paragraph-rsid="00650ea8" style:font-size-asian="10.5pt" style:font-size-complex="10.5pt"/>
    </style:style>
    <style:style style:name="P54" style:family="paragraph" style:parent-style-name="Standard">
      <style:text-properties style:font-name="Noto Sans CJK SC Regular" fo:font-size="10.5pt" officeooo:rsid="006ac339" officeooo:paragraph-rsid="00650ea8" style:font-size-asian="10.5pt" style:font-size-complex="10.5pt"/>
    </style:style>
    <style:style style:name="P55" style:family="paragraph" style:parent-style-name="Standard">
      <style:text-properties style:font-name="Noto Sans CJK SC Regular" fo:font-size="10.5pt" officeooo:rsid="00750eb3" officeooo:paragraph-rsid="00650ea8" style:font-size-asian="10.5pt" style:font-size-complex="10.5pt"/>
    </style:style>
    <style:style style:name="P56" style:family="paragraph" style:parent-style-name="Standard">
      <style:paragraph-properties fo:text-align="end" style:justify-single-word="false"/>
      <style:text-properties style:font-name="Noto Sans CJK SC Regular" fo:font-size="10.5pt" officeooo:rsid="00750eb3" officeooo:paragraph-rsid="00650ea8" style:font-size-asian="10.5pt" style:font-size-complex="10.5pt"/>
    </style:style>
    <style:style style:name="P57" style:family="paragraph" style:parent-style-name="Standard">
      <style:text-properties style:font-name="Noto Sans CJK SC Regular" fo:font-size="10.5pt" officeooo:rsid="00750eb3" officeooo:paragraph-rsid="007d8f28" style:font-size-asian="10.5pt" style:font-size-complex="10.5pt"/>
    </style:style>
    <style:style style:name="P58" style:family="paragraph" style:parent-style-name="Standard">
      <style:text-properties style:font-name="Noto Sans CJK SC Regular" fo:font-size="10.5pt" officeooo:rsid="007a82cd" officeooo:paragraph-rsid="007a82cd" style:font-size-asian="10.5pt" style:font-size-complex="10.5pt"/>
    </style:style>
    <style:style style:name="P59" style:family="paragraph" style:parent-style-name="Standard">
      <style:text-properties style:font-name="Noto Sans CJK SC Regular" fo:font-size="10.5pt" officeooo:rsid="007c3ab7" officeooo:paragraph-rsid="007c3ab7" style:font-size-asian="10.5pt" style:font-size-complex="10.5pt"/>
    </style:style>
    <style:style style:name="P60" style:family="paragraph" style:parent-style-name="Standard">
      <style:text-properties style:font-name="Noto Sans CJK SC Regular" fo:font-size="10.5pt" officeooo:rsid="007d8f28" officeooo:paragraph-rsid="007d8f28" style:font-size-asian="10.5pt" style:font-size-complex="10.5pt"/>
    </style:style>
    <style:style style:name="P61" style:family="paragraph" style:parent-style-name="Standard">
      <style:text-properties style:font-name="Noto Sans CJK SC Regular" fo:font-size="10.5pt" officeooo:rsid="00859e59" officeooo:paragraph-rsid="00859e59" style:font-size-asian="10.5pt" style:font-size-complex="10.5pt"/>
    </style:style>
    <style:style style:name="P62" style:family="paragraph" style:parent-style-name="Standard">
      <style:text-properties style:font-name="Noto Sans CJK SC Regular" fo:font-size="10.5pt" officeooo:rsid="00859e59" officeooo:paragraph-rsid="008dcd86" style:font-size-asian="10.5pt" style:font-size-complex="10.5pt"/>
    </style:style>
    <style:style style:name="P63" style:family="paragraph" style:parent-style-name="Standard">
      <style:text-properties style:font-name="Noto Sans CJK SC Regular" fo:font-size="10.5pt" officeooo:rsid="0098a8f8" officeooo:paragraph-rsid="0098a8f8" style:font-size-asian="10.5pt" style:font-size-complex="10.5pt"/>
    </style:style>
    <style:style style:name="P64" style:family="paragraph" style:parent-style-name="Standard">
      <style:text-properties style:font-name="Noto Sans CJK SC Regular" fo:font-size="10.5pt" officeooo:rsid="0099b8fa" officeooo:paragraph-rsid="0099b8fa" style:font-size-asian="10.5pt" style:font-size-complex="10.5pt"/>
    </style:style>
    <style:style style:name="P65" style:family="paragraph" style:parent-style-name="Standard">
      <style:text-properties style:font-name="Noto Sans CJK SC Regular" fo:font-size="10.5pt" officeooo:rsid="009a3652" officeooo:paragraph-rsid="009a3652" style:font-size-asian="10.5pt" style:font-size-complex="10.5pt"/>
    </style:style>
    <style:style style:name="P66" style:family="paragraph" style:parent-style-name="Standard">
      <style:text-properties style:font-name="Noto Sans CJK SC Regular" fo:font-size="10.5pt" officeooo:rsid="009c02ee" officeooo:paragraph-rsid="009c02ee" style:font-size-asian="10.5pt" style:font-size-complex="10.5pt"/>
    </style:style>
    <style:style style:name="P67" style:family="paragraph" style:parent-style-name="Standard">
      <style:text-properties style:font-name="Noto Sans CJK SC Regular" fo:font-size="10.5pt" officeooo:rsid="009de677" officeooo:paragraph-rsid="009de677" style:font-size-asian="10.5pt" style:font-size-complex="10.5pt"/>
    </style:style>
    <style:style style:name="P68" style:family="paragraph" style:parent-style-name="Standard">
      <style:text-properties style:font-name="Noto Sans CJK SC Regular" fo:font-size="10.5pt" officeooo:rsid="009de677" officeooo:paragraph-rsid="00a391c0" style:font-size-asian="10.5pt" style:font-size-complex="10.5pt"/>
    </style:style>
    <style:style style:name="P69" style:family="paragraph" style:parent-style-name="Standard">
      <style:text-properties style:font-name="Noto Sans CJK SC Regular" fo:font-size="10.5pt" officeooo:rsid="009de677" officeooo:paragraph-rsid="00a468b6" style:font-size-asian="10.5pt" style:font-size-complex="10.5pt"/>
    </style:style>
    <style:style style:name="P70" style:family="paragraph" style:parent-style-name="Standard">
      <style:text-properties style:font-name="Noto Sans CJK SC Regular" fo:font-size="10.5pt" officeooo:rsid="00a5e0ea" officeooo:paragraph-rsid="00a5e0ea" style:font-size-asian="10.5pt" style:font-size-complex="10.5pt"/>
    </style:style>
    <style:style style:name="P71" style:family="paragraph" style:parent-style-name="Standard">
      <style:text-properties style:font-name="Noto Sans CJK SC Regular" fo:font-size="10.5pt" officeooo:rsid="00a5f065" officeooo:paragraph-rsid="00a5f065" style:font-size-asian="10.5pt" style:font-size-complex="10.5pt"/>
    </style:style>
    <style:style style:name="P72" style:family="paragraph" style:parent-style-name="Standard">
      <style:text-properties style:font-name="Noto Sans CJK SC Regular" fo:font-size="10.5pt" officeooo:rsid="00a6cacf" officeooo:paragraph-rsid="00a6cacf" style:font-size-asian="10.5pt" style:font-size-complex="10.5pt"/>
    </style:style>
    <style:style style:name="P73" style:family="paragraph" style:parent-style-name="Standard">
      <style:text-properties style:font-name="Noto Sans CJK SC Regular" fo:font-size="10.5pt" officeooo:rsid="00adbc98" officeooo:paragraph-rsid="00adbc98" style:font-size-asian="10.5pt" style:font-size-complex="10.5pt"/>
    </style:style>
    <style:style style:name="P74" style:family="paragraph" style:parent-style-name="Standard">
      <style:text-properties style:font-name="Noto Sans CJK SC Regular" fo:font-size="10.5pt" officeooo:rsid="00b021f2" officeooo:paragraph-rsid="00b021f2" style:font-size-asian="10.5pt" style:font-size-complex="10.5pt"/>
    </style:style>
    <style:style style:name="P75" style:family="paragraph" style:parent-style-name="Standard">
      <style:text-properties style:font-name="Noto Sans CJK SC Regular" fo:font-size="10.5pt" officeooo:rsid="00b021f2" officeooo:paragraph-rsid="00b5789d" style:font-size-asian="10.5pt" style:font-size-complex="10.5pt"/>
    </style:style>
    <style:style style:name="P76" style:family="paragraph" style:parent-style-name="Standard">
      <style:text-properties style:font-name="Noto Sans CJK SC Regular" fo:font-size="10.5pt" officeooo:rsid="00b021f2" officeooo:paragraph-rsid="00b8f9ac" style:font-size-asian="10.5pt" style:font-size-complex="10.5pt"/>
    </style:style>
    <style:style style:name="P77" style:family="paragraph" style:parent-style-name="Standard">
      <style:text-properties style:font-name="Noto Sans CJK SC Regular" fo:font-size="10.5pt" officeooo:rsid="00babae6" officeooo:paragraph-rsid="00babae6" style:font-size-asian="10.5pt" style:font-size-complex="10.5pt"/>
    </style:style>
    <style:style style:name="P78" style:family="paragraph" style:parent-style-name="Standard">
      <style:text-properties style:font-name="Noto Sans CJK SC Regular" fo:font-size="10.5pt" officeooo:rsid="00bb7ff5" officeooo:paragraph-rsid="00bb7ff5" style:font-size-asian="10.5pt" style:font-size-complex="10.5pt"/>
    </style:style>
    <style:style style:name="P79" style:family="paragraph" style:parent-style-name="Standard">
      <style:text-properties style:font-name="Noto Sans CJK SC Regular" fo:font-size="10.5pt" officeooo:rsid="00bcf8c2" officeooo:paragraph-rsid="00bcf8c2" style:font-size-asian="10.5pt" style:font-size-complex="10.5pt"/>
    </style:style>
    <style:style style:name="P80" style:family="paragraph" style:parent-style-name="Standard">
      <style:text-properties style:font-name="Noto Sans CJK SC Regular" fo:font-size="10.5pt" officeooo:rsid="00bdf66c" officeooo:paragraph-rsid="00bdf66c" style:font-size-asian="10.5pt" style:font-size-complex="10.5pt"/>
    </style:style>
    <style:style style:name="P81" style:family="paragraph" style:parent-style-name="Standard">
      <style:text-properties style:font-name="Noto Sans CJK SC Regular" fo:font-size="10.5pt" officeooo:rsid="00bfc685" officeooo:paragraph-rsid="00bfc685" style:font-size-asian="10.5pt" style:font-size-complex="10.5pt"/>
    </style:style>
    <style:style style:name="P82" style:family="paragraph" style:parent-style-name="Standard">
      <style:text-properties style:font-name="Noto Sans CJK SC Regular" fo:font-size="10.5pt" officeooo:rsid="00c5d9ba" officeooo:paragraph-rsid="00c5d9ba" style:font-size-asian="10.5pt" style:font-size-complex="10.5pt"/>
    </style:style>
    <style:style style:name="P83" style:family="paragraph" style:parent-style-name="Standard">
      <style:text-properties style:font-name="Noto Sans CJK SC Regular" fo:font-size="10.5pt" officeooo:rsid="00c6a5e0" officeooo:paragraph-rsid="00c6a5e0" style:font-size-asian="10.5pt" style:font-size-complex="10.5pt"/>
    </style:style>
    <style:style style:name="P84" style:family="paragraph" style:parent-style-name="Standard">
      <style:text-properties style:font-name="Noto Sans CJK SC Regular" fo:font-size="10.5pt" officeooo:rsid="00c8041b" officeooo:paragraph-rsid="00c8041b" style:font-size-asian="10.5pt" style:font-size-complex="10.5pt"/>
    </style:style>
    <style:style style:name="P85" style:family="paragraph" style:parent-style-name="Standard">
      <style:text-properties style:font-name="Noto Sans CJK SC Regular" fo:font-size="10.5pt" officeooo:rsid="00d39d30" officeooo:paragraph-rsid="00d39d30" style:font-size-asian="10.5pt" style:font-size-complex="10.5pt"/>
    </style:style>
    <style:style style:name="P86" style:family="paragraph" style:parent-style-name="Standard">
      <style:text-properties style:font-name="Noto Sans CJK SC Regular" fo:font-size="10.5pt" officeooo:rsid="00db11e0" officeooo:paragraph-rsid="00db11e0" style:font-size-asian="10.5pt" style:font-size-complex="10.5pt"/>
    </style:style>
    <style:style style:name="P87" style:family="paragraph" style:parent-style-name="Standard">
      <style:text-properties style:font-name="Noto Sans CJK SC Regular" fo:font-size="10.5pt" officeooo:rsid="00db11e0" officeooo:paragraph-rsid="00dcac2b" style:font-size-asian="10.5pt" style:font-size-complex="10.5pt"/>
    </style:style>
    <style:style style:name="P88" style:family="paragraph" style:parent-style-name="Standard">
      <style:text-properties style:font-name="Noto Sans CJK SC Regular" fo:font-size="10.5pt" officeooo:rsid="00dd5ef6" officeooo:paragraph-rsid="00dd5ef6" style:font-size-asian="10.5pt" style:font-size-complex="10.5pt"/>
    </style:style>
    <style:style style:name="P89" style:family="paragraph" style:parent-style-name="Standard">
      <style:text-properties style:font-name="Noto Sans CJK SC Regular" fo:font-size="10.5pt" officeooo:rsid="00dfdeca" officeooo:paragraph-rsid="00dfdeca" style:font-size-asian="10.5pt" style:font-size-complex="10.5pt"/>
    </style:style>
    <style:style style:name="P90" style:family="paragraph" style:parent-style-name="Standard">
      <style:text-properties style:font-name="Noto Sans CJK SC Regular" fo:font-size="10.5pt" officeooo:rsid="00e369c4" officeooo:paragraph-rsid="00e369c4" style:font-size-asian="10.5pt" style:font-size-complex="10.5pt"/>
    </style:style>
    <style:style style:name="P91" style:family="paragraph" style:parent-style-name="Standard">
      <style:text-properties style:font-name="Noto Sans CJK SC Regular" fo:font-size="10.5pt" officeooo:rsid="00e369c4" officeooo:paragraph-rsid="00e3f395" style:font-size-asian="10.5pt" style:font-size-complex="10.5pt"/>
    </style:style>
    <style:style style:name="P92" style:family="paragraph" style:parent-style-name="Standard">
      <style:text-properties style:font-name="Noto Sans CJK SC Regular" fo:font-size="10.5pt" officeooo:rsid="00e3f395" officeooo:paragraph-rsid="00e3f395" style:font-size-asian="10.5pt" style:font-size-complex="10.5pt"/>
    </style:style>
    <style:style style:name="P93" style:family="paragraph" style:parent-style-name="Standard">
      <style:text-properties style:font-name="Noto Sans CJK SC Regular" fo:font-size="10.5pt" officeooo:rsid="00ede09c" officeooo:paragraph-rsid="00ede09c" style:font-size-asian="10.5pt" style:font-size-complex="10.5pt"/>
    </style:style>
    <style:style style:name="P94" style:family="paragraph" style:parent-style-name="Standard">
      <style:text-properties style:font-name="Noto Sans CJK SC Regular" fo:font-size="10.5pt" officeooo:rsid="00edf6a6" officeooo:paragraph-rsid="00edf6a6" style:font-size-asian="10.5pt" style:font-size-complex="10.5pt"/>
    </style:style>
    <style:style style:name="P95" style:family="paragraph" style:parent-style-name="Standard">
      <style:text-properties style:font-name="Noto Sans CJK SC Regular" fo:font-size="10.5pt" officeooo:rsid="00edf6a6" officeooo:paragraph-rsid="00f2e4dd" style:font-size-asian="10.5pt" style:font-size-complex="10.5pt"/>
    </style:style>
    <style:style style:name="P96" style:family="paragraph" style:parent-style-name="Standard">
      <style:text-properties style:font-name="Noto Sans CJK SC Regular" fo:font-size="10.5pt" officeooo:rsid="00dc4bd3" officeooo:paragraph-rsid="00dcac2b" style:font-size-asian="10.5pt" style:font-size-complex="10.5pt"/>
    </style:style>
    <style:style style:name="P97" style:family="paragraph" style:parent-style-name="Standard">
      <style:text-properties style:font-name="Noto Sans CJK SC Regular" fo:font-size="10.5pt" officeooo:rsid="00f7caeb" officeooo:paragraph-rsid="00f7caeb" style:font-size-asian="10.5pt" style:font-size-complex="10.5pt"/>
    </style:style>
    <style:style style:name="P98" style:family="paragraph" style:parent-style-name="Standard">
      <style:text-properties style:font-name="Noto Sans CJK SC Regular" fo:font-size="10.5pt" officeooo:rsid="00fe09f0" officeooo:paragraph-rsid="00fe09f0" style:font-size-asian="10.5pt" style:font-size-complex="10.5pt"/>
    </style:style>
    <style:style style:name="P99" style:family="paragraph" style:parent-style-name="Standard">
      <style:text-properties style:font-name="Noto Sans CJK SC Regular" fo:font-size="10.5pt" officeooo:rsid="00ffb52a" officeooo:paragraph-rsid="00ffb52a" style:font-size-asian="10.5pt" style:font-size-complex="10.5pt"/>
    </style:style>
    <style:style style:name="P100" style:family="paragraph" style:parent-style-name="Standard">
      <style:text-properties style:font-name="Noto Sans CJK SC Regular" fo:font-size="10.5pt" officeooo:rsid="01032bb5" officeooo:paragraph-rsid="01032bb5" style:font-size-asian="10.5pt" style:font-size-complex="10.5pt"/>
    </style:style>
    <style:style style:name="P101" style:family="paragraph" style:parent-style-name="Standard">
      <style:text-properties style:font-name="Noto Sans CJK SC Regular" fo:font-size="10.5pt" officeooo:rsid="01043410" officeooo:paragraph-rsid="01043410" style:font-size-asian="10.5pt" style:font-size-complex="10.5pt"/>
    </style:style>
    <style:style style:name="P102" style:family="paragraph" style:parent-style-name="Standard">
      <style:text-properties style:font-name="Noto Sans CJK SC Regular" fo:font-size="10.5pt" officeooo:rsid="010647f7" officeooo:paragraph-rsid="010647f7" style:font-size-asian="10.5pt" style:font-size-complex="10.5pt"/>
    </style:style>
    <style:style style:name="P103" style:family="paragraph" style:parent-style-name="Standard">
      <style:text-properties style:font-name="Noto Sans CJK SC Regular" fo:font-size="10.5pt" officeooo:rsid="01087e65" officeooo:paragraph-rsid="01087e65" style:font-size-asian="10.5pt" style:font-size-complex="10.5pt"/>
    </style:style>
    <style:style style:name="P104" style:family="paragraph" style:parent-style-name="Standard">
      <style:text-properties style:font-name="Noto Sans CJK SC Regular" fo:font-size="10.5pt" officeooo:rsid="010b7cc8" officeooo:paragraph-rsid="010b7cc8" style:font-size-asian="10.5pt" style:font-size-complex="10.5pt"/>
    </style:style>
    <style:style style:name="P105" style:family="paragraph" style:parent-style-name="Standard">
      <style:text-properties style:font-name="Noto Sans CJK SC Regular" fo:font-size="10.5pt" officeooo:rsid="010e05dd" officeooo:paragraph-rsid="010e05dd" style:font-size-asian="10.5pt" style:font-size-complex="10.5pt"/>
    </style:style>
    <style:style style:name="P106" style:family="paragraph" style:parent-style-name="Standard">
      <style:text-properties style:font-name="Noto Sans CJK SC Regular" fo:font-size="10.5pt" officeooo:rsid="010ff81e" officeooo:paragraph-rsid="010ff81e" style:font-size-asian="10.5pt" style:font-size-complex="10.5pt"/>
    </style:style>
    <style:style style:name="P107" style:family="paragraph" style:parent-style-name="Standard">
      <style:text-properties style:font-name="Noto Sans CJK SC Regular" fo:font-size="10.5pt" officeooo:rsid="0117a9cf" officeooo:paragraph-rsid="0117a9cf" style:font-size-asian="10.5pt" style:font-size-complex="10.5pt"/>
    </style:style>
    <style:style style:name="P108" style:family="paragraph" style:parent-style-name="Standard">
      <style:paragraph-properties fo:text-align="end" style:justify-single-word="false"/>
      <style:text-properties style:font-name="Noto Sans CJK SC Regular" fo:font-size="10.5pt" officeooo:rsid="0117a9cf" officeooo:paragraph-rsid="0117a9cf" style:font-size-asian="10.5pt" style:font-size-complex="10.5pt"/>
    </style:style>
    <style:style style:name="P109" style:family="paragraph" style:parent-style-name="Standard">
      <style:text-properties style:font-name="Noto Sans CJK SC Regular" fo:font-size="10.5pt" officeooo:rsid="0117a9cf" officeooo:paragraph-rsid="011bec16" style:font-size-asian="10.5pt" style:font-size-complex="10.5pt"/>
    </style:style>
    <style:style style:name="P110" style:family="paragraph" style:parent-style-name="Standard">
      <style:text-properties style:font-name="Noto Sans CJK SC Regular" fo:font-size="10.5pt" officeooo:rsid="0117a9cf" officeooo:paragraph-rsid="01399b45" style:font-size-asian="10.5pt" style:font-size-complex="10.5pt"/>
    </style:style>
    <style:style style:name="P111" style:family="paragraph" style:parent-style-name="Standard">
      <style:text-properties style:font-name="Noto Sans CJK SC Regular" fo:font-size="10.5pt" officeooo:rsid="011bec16" officeooo:paragraph-rsid="011bec16" style:font-size-asian="10.5pt" style:font-size-complex="10.5pt"/>
    </style:style>
    <style:style style:name="P112" style:family="paragraph" style:parent-style-name="Standard">
      <style:text-properties style:font-name="Noto Sans CJK SC Regular" fo:font-size="10.5pt" officeooo:rsid="011f43ad" officeooo:paragraph-rsid="011f43ad" style:font-size-asian="10.5pt" style:font-size-complex="10.5pt"/>
    </style:style>
    <style:style style:name="P113" style:family="paragraph" style:parent-style-name="Standard">
      <style:text-properties style:font-name="Noto Sans CJK SC Regular" fo:font-size="10.5pt" officeooo:rsid="0121196f" officeooo:paragraph-rsid="0121196f" style:font-size-asian="10.5pt" style:font-size-complex="10.5pt"/>
    </style:style>
    <style:style style:name="P114" style:family="paragraph" style:parent-style-name="Standard">
      <style:text-properties style:font-name="Noto Sans CJK SC Regular" fo:font-size="10.5pt" officeooo:rsid="012eb1cb" officeooo:paragraph-rsid="012eb1cb" style:font-size-asian="10.5pt" style:font-size-complex="10.5pt"/>
    </style:style>
    <style:style style:name="P115" style:family="paragraph" style:parent-style-name="Standard">
      <style:text-properties style:font-name="Noto Sans CJK SC Regular" fo:font-size="10.5pt" officeooo:rsid="013f03de" officeooo:paragraph-rsid="013f03de" style:font-size-asian="10.5pt" style:font-size-complex="10.5pt"/>
    </style:style>
    <style:style style:name="P116" style:family="paragraph" style:parent-style-name="Standard">
      <style:text-properties style:font-name="Noto Sans CJK SC Regular" fo:font-size="10.5pt" officeooo:rsid="0131b2ef" officeooo:paragraph-rsid="012eb1cb" style:font-size-asian="10.5pt" style:font-size-complex="10.5pt"/>
    </style:style>
    <style:style style:name="P117" style:family="paragraph" style:parent-style-name="Standard">
      <style:text-properties style:font-name="Noto Sans CJK SC Regular" fo:font-size="10.5pt" officeooo:rsid="01424246" officeooo:paragraph-rsid="01424246" style:font-size-asian="10.5pt" style:font-size-complex="10.5pt"/>
    </style:style>
    <style:style style:name="P118" style:family="paragraph" style:parent-style-name="Standard">
      <style:text-properties style:font-name="Noto Sans CJK SC Regular" fo:font-size="10.5pt" officeooo:rsid="01441f08" officeooo:paragraph-rsid="01441f08" style:font-size-asian="10.5pt" style:font-size-complex="10.5pt"/>
    </style:style>
    <style:style style:name="P119" style:family="paragraph" style:parent-style-name="Standard">
      <style:text-properties style:font-name="Noto Sans CJK SC Regular" fo:font-size="10.5pt" officeooo:rsid="01441f08" officeooo:paragraph-rsid="01441f08" style:font-size-asian="10.5pt" style:font-size-complex="10.5pt"/>
    </style:style>
    <style:style style:name="P120" style:family="paragraph" style:parent-style-name="Standard">
      <style:text-properties style:font-name="Noto Sans CJK SC Regular" fo:font-size="10.5pt" officeooo:rsid="0148a929" officeooo:paragraph-rsid="0148a929" style:font-size-asian="10.5pt" style:font-size-complex="10.5pt"/>
    </style:style>
    <style:style style:name="P121" style:family="paragraph" style:parent-style-name="Standard">
      <style:text-properties style:font-name="Noto Sans CJK SC Regular" fo:font-size="10.5pt" officeooo:rsid="01504c61" officeooo:paragraph-rsid="01504c61" style:font-size-asian="10.5pt" style:font-size-complex="10.5pt"/>
    </style:style>
    <style:style style:name="P122" style:family="paragraph" style:parent-style-name="Standard">
      <style:text-properties style:font-name="Noto Sans CJK SC Regular" fo:font-size="10.5pt" officeooo:rsid="0151257d" officeooo:paragraph-rsid="0151257d" style:font-size-asian="10.5pt" style:font-size-complex="10.5pt"/>
    </style:style>
    <style:style style:name="P123" style:family="paragraph" style:parent-style-name="Standard">
      <style:text-properties style:font-name="Noto Sans CJK SC Regular" fo:font-size="10.5pt" officeooo:rsid="0159a805" officeooo:paragraph-rsid="0159a805" style:font-size-asian="10.5pt" style:font-size-complex="10.5pt"/>
    </style:style>
    <style:style style:name="P124" style:family="paragraph" style:parent-style-name="Standard">
      <style:text-properties style:font-name="Noto Sans CJK SC Regular" fo:font-size="10.5pt" officeooo:rsid="015c83a6" officeooo:paragraph-rsid="015c83a6" style:font-size-asian="10.5pt" style:font-size-complex="10.5pt"/>
    </style:style>
    <style:style style:name="P125" style:family="paragraph" style:parent-style-name="Heading_20_1">
      <style:paragraph-properties fo:text-align="center" style:justify-single-word="false"/>
    </style:style>
    <style:style style:name="P126" style:family="paragraph" style:parent-style-name="Heading_20_1">
      <style:paragraph-properties fo:break-before="page"/>
    </style:style>
    <style:style style:name="P127" style:family="paragraph" style:parent-style-name="Heading_20_1">
      <style:paragraph-properties fo:text-align="center" style:justify-single-word="false" fo:break-before="page"/>
    </style:style>
    <style:style style:name="P128" style:family="paragraph" style:parent-style-name="Heading_20_2">
      <style:paragraph-properties fo:text-align="center" style:justify-single-word="false"/>
    </style:style>
    <style:style style:name="P129" style:family="paragraph" style:parent-style-name="Heading_20_2">
      <style:paragraph-properties fo:text-align="center" style:justify-single-word="false"/>
      <style:text-properties officeooo:paragraph-rsid="0117a9cf"/>
    </style:style>
    <style:style style:name="P130" style:family="paragraph" style:parent-style-name="Heading_20_2">
      <style:paragraph-properties fo:text-align="center" style:justify-single-word="false"/>
      <style:text-properties officeooo:paragraph-rsid="005ad386"/>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Noto Sans CJK SC Regular" officeooo:rsid="004a538a"/>
    </style:style>
    <style:style style:name="T32" style:family="text">
      <style:text-properties style:font-name="Noto Sans CJK SC Regular" officeooo:rsid="0054fd06"/>
    </style:style>
    <style:style style:name="T33" style:family="text">
      <style:text-properties style:font-name="Noto Sans CJK SC Regular" officeooo:rsid="0055b51d"/>
    </style:style>
    <style:style style:name="T34" style:family="text">
      <style:text-properties style:font-name="Noto Sans CJK SC Regular" officeooo:rsid="00578312"/>
    </style:style>
    <style:style style:name="T35" style:family="text">
      <style:text-properties style:font-name="Noto Sans CJK SC Regular" officeooo:rsid="005ad386"/>
    </style:style>
    <style:style style:name="T36" style:family="text">
      <style:text-properties style:font-name="Noto Sans CJK SC Regular" officeooo:rsid="005cbecd"/>
    </style:style>
    <style:style style:name="T37" style:family="text">
      <style:text-properties style:font-name="Noto Sans CJK SC Regular" officeooo:rsid="0060766c"/>
    </style:style>
    <style:style style:name="T38" style:family="text">
      <style:text-properties style:font-name="Noto Sans CJK SC Regular" officeooo:rsid="0062dfb6"/>
    </style:style>
    <style:style style:name="T39" style:family="text">
      <style:text-properties style:font-name="Noto Sans CJK SC Regular" officeooo:rsid="0065e69d"/>
    </style:style>
    <style:style style:name="T40" style:family="text">
      <style:text-properties style:font-name="Noto Sans CJK SC Regular" officeooo:rsid="006a836c"/>
    </style:style>
    <style:style style:name="T41" style:family="text">
      <style:text-properties style:font-name="Noto Sans CJK SC Regular" officeooo:rsid="006ac339"/>
    </style:style>
    <style:style style:name="T42" style:family="text">
      <style:text-properties style:font-name="Noto Sans CJK SC Regular" officeooo:rsid="007048f0"/>
    </style:style>
    <style:style style:name="T43" style:family="text">
      <style:text-properties style:font-name="Noto Sans CJK SC Regular" officeooo:rsid="007221b3"/>
    </style:style>
    <style:style style:name="T44" style:family="text">
      <style:text-properties style:font-name="Noto Sans CJK SC Regular" officeooo:rsid="00750eb3"/>
    </style:style>
    <style:style style:name="T45" style:family="text">
      <style:text-properties style:font-name="Noto Sans CJK SC Regular" officeooo:rsid="007a4de7"/>
    </style:style>
    <style:style style:name="T46" style:family="text">
      <style:text-properties style:font-name="Noto Sans CJK SC Regular" officeooo:rsid="0127ef55"/>
    </style:style>
    <style:style style:name="T47" style:family="text">
      <style:text-properties style:font-name="Noto Sans CJK SC Regular" officeooo:rsid="0131b2ef"/>
    </style:style>
    <style:style style:name="T48" style:family="text">
      <style:text-properties style:font-name="Liberation Serif" officeooo:rsid="001a0e0d"/>
    </style:style>
    <style:style style:name="T49" style:family="text">
      <style:text-properties officeooo:rsid="00278ec6"/>
    </style:style>
    <style:style style:name="T50" style:family="text">
      <style:text-properties fo:font-weight="bold" style:font-weight-asian="bold" style:font-weight-complex="bold"/>
    </style:style>
    <style:style style:name="T51" style:family="text">
      <style:text-properties fo:font-weight="bold" officeooo:rsid="0041db8f" style:font-weight-asian="bold" style:font-weight-complex="bold"/>
    </style:style>
    <style:style style:name="T52" style:family="text">
      <style:text-properties fo:font-weight="bold" officeooo:rsid="00515d9f" style:font-weight-asian="bold" style:font-weight-complex="bold"/>
    </style:style>
    <style:style style:name="T53" style:family="text">
      <style:text-properties officeooo:rsid="0047c623"/>
    </style:style>
    <style:style style:name="T54" style:family="text">
      <style:text-properties officeooo:rsid="00489998"/>
    </style:style>
    <style:style style:name="T55" style:family="text">
      <style:text-properties officeooo:rsid="004a538a"/>
    </style:style>
    <style:style style:name="T56" style:family="text">
      <style:text-properties officeooo:rsid="004bbbdc"/>
    </style:style>
    <style:style style:name="T57" style:family="text">
      <style:text-properties officeooo:rsid="004c9b08"/>
    </style:style>
    <style:style style:name="T58" style:family="text">
      <style:text-properties officeooo:rsid="004e6e1b"/>
    </style:style>
    <style:style style:name="T59" style:family="text">
      <style:text-properties fo:font-weight="normal" style:font-weight-asian="normal" style:font-weight-complex="normal"/>
    </style:style>
    <style:style style:name="T60" style:family="text">
      <style:text-properties officeooo:rsid="004f6666"/>
    </style:style>
    <style:style style:name="T61" style:family="text">
      <style:text-properties officeooo:rsid="00515d9f"/>
    </style:style>
    <style:style style:name="T62" style:family="text">
      <style:text-properties officeooo:rsid="007a4de7"/>
    </style:style>
    <style:style style:name="T63" style:family="text">
      <style:text-properties officeooo:rsid="007a82cd"/>
    </style:style>
    <style:style style:name="T64" style:family="text">
      <style:text-properties officeooo:rsid="007b281b"/>
    </style:style>
    <style:style style:name="T65" style:family="text">
      <style:text-properties officeooo:rsid="0082ef6d"/>
    </style:style>
    <style:style style:name="T66" style:family="text">
      <style:text-properties officeooo:rsid="0083215b"/>
    </style:style>
    <style:style style:name="T67" style:family="text">
      <style:text-properties officeooo:rsid="00a391c0"/>
    </style:style>
    <style:style style:name="T68" style:family="text">
      <style:text-properties officeooo:rsid="00cd78d1"/>
    </style:style>
    <style:style style:name="T69" style:family="text">
      <style:text-properties officeooo:rsid="00d4dbee"/>
    </style:style>
    <style:style style:name="T70" style:family="text">
      <style:text-properties officeooo:rsid="00d53257"/>
    </style:style>
    <style:style style:name="T71" style:family="text">
      <style:text-properties officeooo:rsid="00d6f57b"/>
    </style:style>
    <style:style style:name="T72" style:family="text">
      <style:text-properties officeooo:rsid="00d8c66e"/>
    </style:style>
    <style:style style:name="T73" style:family="text">
      <style:text-properties officeooo:rsid="00daa2a1"/>
    </style:style>
    <style:style style:name="T74" style:family="text">
      <style:text-properties officeooo:rsid="00db11e0"/>
    </style:style>
    <style:style style:name="T75" style:family="text">
      <style:text-properties officeooo:rsid="00dc4bd3"/>
    </style:style>
    <style:style style:name="T76" style:family="text">
      <style:text-properties officeooo:rsid="00dcac2b"/>
    </style:style>
    <style:style style:name="T77" style:family="text">
      <style:text-properties officeooo:rsid="00df5490"/>
    </style:style>
    <style:style style:name="T78" style:family="text">
      <style:text-properties officeooo:rsid="00e3f395"/>
    </style:style>
    <style:style style:name="T79" style:family="text">
      <style:text-properties officeooo:rsid="00e4637c"/>
    </style:style>
    <style:style style:name="T80" style:family="text">
      <style:text-properties officeooo:rsid="00e76911"/>
    </style:style>
    <style:style style:name="T81" style:family="text">
      <style:text-properties officeooo:rsid="00e85ad8"/>
    </style:style>
    <style:style style:name="T82" style:family="text">
      <style:text-properties officeooo:rsid="00ec02cf"/>
    </style:style>
    <style:style style:name="T83" style:family="text">
      <style:text-properties officeooo:rsid="00ede09c"/>
    </style:style>
    <style:style style:name="T84" style:family="text">
      <style:text-properties officeooo:rsid="00ef364b"/>
    </style:style>
    <style:style style:name="T85" style:family="text">
      <style:text-properties officeooo:rsid="00f12c90"/>
    </style:style>
    <style:style style:name="T86" style:family="text">
      <style:text-properties officeooo:rsid="00f13058"/>
    </style:style>
    <style:style style:name="T87" style:family="text">
      <style:text-properties officeooo:rsid="00f8af04"/>
    </style:style>
    <style:style style:name="T88" style:family="text">
      <style:text-properties officeooo:rsid="011b15b6"/>
    </style:style>
    <style:style style:name="T89" style:family="text">
      <style:text-properties officeooo:rsid="011cf367"/>
    </style:style>
    <style:style style:name="T90" style:family="text">
      <style:text-properties officeooo:rsid="011d86f3"/>
    </style:style>
    <style:style style:name="T91" style:family="text">
      <style:text-properties officeooo:rsid="011f57f3"/>
    </style:style>
    <style:style style:name="T92" style:family="text">
      <style:text-properties officeooo:rsid="01248814"/>
    </style:style>
    <style:style style:name="T93" style:family="text">
      <style:text-properties officeooo:rsid="01251c78"/>
    </style:style>
    <style:style style:name="T94" style:family="text">
      <style:text-properties officeooo:rsid="0126e35c"/>
    </style:style>
    <style:style style:name="T95" style:family="text">
      <style:text-properties officeooo:rsid="0127cd14"/>
    </style:style>
    <style:style style:name="T96" style:family="text">
      <style:text-properties officeooo:rsid="0127ef55"/>
    </style:style>
    <style:style style:name="T97" style:family="text">
      <style:text-properties officeooo:rsid="0129312f"/>
    </style:style>
    <style:style style:name="T98" style:family="text">
      <style:text-properties officeooo:rsid="012a47bd"/>
    </style:style>
    <style:style style:name="T99" style:family="text">
      <style:text-properties style:font-name="Noto Sans CJK SC Regular" officeooo:rsid="014ad658"/>
    </style:style>
    <style:style style:name="T100" style:family="text">
      <style:text-properties style:font-name="Noto Sans CJK SC Regular" officeooo:rsid="014c6c07"/>
    </style:style>
    <style:style style:name="T101" style:family="text">
      <style:text-properties style:font-name="Noto Sans CJK SC Regular" fo:font-weight="bold" officeooo:rsid="014c6c07" style:font-weight-asian="bold" style:font-weight-complex="bold"/>
    </style:style>
    <style:style style:name="T102" style:family="text">
      <style:text-properties style:font-name="Noto Sans CJK SC Regular" fo:font-weight="bold" officeooo:rsid="015494e3" style:font-weight-asian="bold" style:font-weight-complex="bold"/>
    </style:style>
    <style:style style:name="T103" style:family="text">
      <style:text-properties style:font-name="Noto Sans CJK SC Regular" officeooo:rsid="015494e3"/>
    </style:style>
    <style:style style:name="T104" style:family="text">
      <style:text-properties style:font-name="Noto Sans CJK SC Regular" officeooo:rsid="01619b61"/>
    </style:style>
    <style:style style:name="T105" style:family="text">
      <style:text-properties style:font-name="Noto Sans CJK SC Regular" officeooo:rsid="0161ec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3">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2">金牌销售的第一个心理营销策略：时刻以客户为中心，把握客户最迫切、最深层次的需求。让客户感觉到我们是在帮组他们解决问题，而不仅仅是在推销自己的产品。</text:p>
      <text:p text:style-name="P2"/>
      <text:p text:style-name="P4">记住：钓鱼时用的鱼饵，不是你所喜欢吃的东西，而是鱼最喜欢吃的东西。</text:p>
      <text:p text:style-name="P4"/>
      <text:h text:style-name="P128"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48">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128"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128" text:outline-level="2">不要在客户面前喋喋不休</text:h>
      <text:p text:style-name="P7">我们在总公司的会议上对推销员为什么会失去推销机会进行投票表决，结果<text:span text:style-name="T49">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4">：</text:span></text:p>
      <text:p text:style-name="P13">尽量少自夸</text:p>
      <text:p text:style-name="P13">语言简洁易懂</text:p>
      <text:p text:style-name="P12"/>
      <text:p text:style-name="P7"><text:span text:style-name="T3">用棍子弯曲比喻人的视力的PC保护屏推销员小王的例子</text:span><text:span text:style-name="T15">：</text:span></text:p>
      <text:p text:style-name="P14">销售员一定要牢记长话短说，说话时应察言观色，如果对方没有让我们继续说下去的意思，应提早住口，有时沉默是金。</text:p>
      <text:p text:style-name="P14"/>
      <text:h text:style-name="P128" text:outline-level="2"><text:span text:style-name="T15">谦虚一点</text:span><text:span text:style-name="T16">，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pan text:style-name="T17">销售员尤金</text:span><text:span text:style-name="T18">·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7"/>
      <text:h text:style-name="P128" text:outline-level="2">向客户证明价格是合理的或利润是可观的</text:h>
      <text:p text:style-name="P7"><text:span text:style-name="T19">既物美又价廉的产品自然好销售</text:span><text:span text:style-name="T20">，但大多数时候都不能两全其美，这就要求销售员发挥作用，将品质好的产品卖上个好价钱。</text:span></text:p>
      <text:p text:style-name="P18"/>
      <text:p text:style-name="P7"><text:span text:style-name="T20">销售员在推销时还必须将</text:span><text:span text:style-name="T9">购买产品后的利益具体化、现实化，使其能够令客户信服</text:span><text:span text:style-name="T20">。</text:span></text:p>
      <text:p text:style-name="P17"/>
      <text:p text:style-name="P11"><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128" text:outline-level="2"><text:span text:style-name="T19">强化情绪体验</text:span><text:span text:style-name="T21">，让客户花钱花得开心</text:span></text:h>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7"/>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5"/>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128" text:outline-level="2">老谋深算的客户如何欺骗你</text:h>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
      <text:p text:style-name="P7"><text:soft-page-break/><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10"><text:span text:style-name="T13">1. </text:span><text:span text:style-name="T11">假设法</text:span><text:span text:style-name="T29">：</text:span><text:span text:style-name="T30">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0">：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51">3. </text:span><text:span text:style-name="T50">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50">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50">5.</text:span> <text:span text:style-name="T50">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125" text:outline-level="1">第二章 做销售，就要懂点心理“显规则”</text:h>
      <text:p text:style-name="P26"/>
      <text:p text:style-name="P32"><text:soft-page-break/>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128"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53">，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54">，所以新颖的广告和特色的产品能够在客户心中留下深刻的印象，激起客户的购买欲望。</text:span></text:p>
      <text:p text:style-name="P26">并且人们都喜欢购买自己熟悉的产品<text:span text:style-name="T54">，通过广告的不断重复，能够让客户对产品有一定的了解。同时，广告在潜移默化中让客户在心理上接受了产品，从而占领的客户的头脑。</text:span></text:p>
      <text:p text:style-name="P26"/>
      <text:p text:style-name="P34">“鹤鸣”鞋店的例子：</text:p>
      <text:p text:style-name="P34">通过一个创意的广告，使顾客对产品产生了好感和好奇心，勾起他们购买产品的欲望和冲动，从而取得销售上的成功的。</text:p>
      <text:p text:style-name="P34"/>
      <text:p text:style-name="P34">豆制品的例子<text:span text:style-name="T55">：(草莓味、香蕉味豆浆；奶油、咖啡、果汁三色豆腐)</text:span></text:p>
      <text:p text:style-name="P34">要想占领消费者的头脑<text:span text:style-name="T55">，不仅要进行广告宣传，更要从产品本身着手，使产品别具特色，创造新的市场和产品需求。只有这样，产品才能占领消费者的心理空间，我们才能赢得销售的契机。</text:span></text:p>
      <text:p text:style-name="P34"/>
      <text:p text:style-name="P34">做销售一定要懂得客户的心理<text:span text:style-name="T55">，除了要让客户购买我们的产品，还要让他们喜爱我们的产品，做到在客户心里，我们的产品是他唯一的选择。所以我们必须具有强烈的塑造形象的意识，像保护眼睛一样维护产品在客户心中的形象。</text:span></text:p>
      <text:p text:style-name="P34"/>
      <text:h text:style-name="P128" text:outline-level="2">二八定律<text:span text:style-name="T55">：维护好大客户的面子</text:span></text:h>
      <text:p text:style-name="P34">社会上的人似乎很自然地分为两大类<text:span text:style-name="T55">：一类被他称之为“举足轻重的少数人”，另外一类则是“无足轻重的多数人”。前者在金钱和地位方面声名显赫，约占总人数的20%；后者生活在底层，约占80%。并且，几乎所有的经济活动都受二八定律的支配。</text:span></text:p>
      <text:p text:style-name="P35">– 维尔弗雷德<text:span text:style-name="T31">·帕累托(意大利著名经济学家)</text:span></text:p>
      <text:p text:style-name="P37"/>
      <text:p text:style-name="P34">在销售中<text:span text:style-name="T56">，这一定律体现在20%的客户带来了80%的销售额。这意味着，大客户对销售人员来说至关重要。</text:span></text:p>
      <text:p text:style-name="P34"/>
      <text:p text:style-name="P34">大客户往往给销售员带来大订单<text:span text:style-name="T57">，并且大客户对于本区域的其他客户往往具有极大的广告和示范效应，有利于销售员的进一步推销。</text:span></text:p>
      <text:p text:style-name="P34"><text:soft-page-break/>但是<text:span text:style-name="T57">，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4">大客户往往是很爱面子的人<text:span text:style-name="T57">，如果销售员这时顶撞的大客户，即使自己是有理的，那么也很有可能把交易搞砸，遭受损失。</text:span></text:p>
      <text:p text:style-name="P34"/>
      <text:p text:style-name="P34">对待大客户<text:span text:style-name="T58">，我们绝不可以掉以轻心。如果销售员碰到了上述这一类大客户，就要注意把握他们的心理，运用一些策略维护好大客户的面子，维持与大客户关系的健康状态。</text:span></text:p>
      <text:p text:style-name="P34"/>
      <text:p text:style-name="P34">在平时与大客户的交谈中<text:span text:style-name="T58">，我们可以灵活运用以下两种方法来化解客户的不良情绪，在不损害客户面子的基础上达到自己的目的，取得更好的销售业绩。</text:span></text:p>
      <text:p text:style-name="P36"><text:span text:style-name="T50">1. 置换法</text:span><text:span text:style-name="T52">，</text:span>服装销售玛丽的例子(客户试穿过的衣服说可能是家里的孩子试穿过)：</text:p>
      <text:p text:style-name="P36">指说话人为避免直接指出对方的缺点或问题时，有意进行置换，<text:span text:style-name="T59">把可能会丢面子的事，转换到其他人身上，这样可以减少与对方的冲突，为对方找到了台阶下。</text:span></text:p>
      <text:p text:style-name="P36"><text:span text:style-name="T50">2. 使用模糊语言</text:span><text:span text:style-name="T52">，</text:span>电脑销售小王的例子(使用模糊词，咱们代替你等)</text:p>
      <text:p text:style-name="P36">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6"/>
      <text:p text:style-name="P36">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6"/>
      <text:h text:style-name="P128" text:outline-level="2">奥美定律<text:span text:style-name="T60">：把客户当做上帝一样服务，客户就会关照你的生意</text:span></text:h>
      <text:p text:style-name="P36">客户购买产品时都希望能够接受良好的服务<text:span text:style-name="T60">，如果销售员不仅能为客户提供优质的产品，而且还送去真诚周到的服务，那么客户自然会回报你。反之，如果服务不好，那么即使再好的产品客户都不会考虑了。</text:span></text:p>
      <text:p text:style-name="P36"/>
      <text:p text:style-name="P36">沃尔玛的例子<text:span text:style-name="T61">：</text:span></text:p>
      <text:p text:style-name="P36">坚持最好的服务一天两天容易<text:span text:style-name="T61">，但时间长了就很难尽善尽美了，然而沃尔玛却几十年如一日地对待顾客。面对“天天低价”、“十英尺态度”等如此良好的服务，客户怎能不回报沃尔玛呢？</text:span></text:p>
      <text:p text:style-name="P36"/>
      <text:p text:style-name="P36">海尔的例子<text:span text:style-name="T61">：</text:span></text:p>
      <text:p text:style-name="P36">服务态度的真诚也很重要<text:span text:style-name="T61">，海尔有一句响亮的口号：真诚到永远！</text:span></text:p>
      <text:p text:style-name="P36"/>
      <text:p text:style-name="P36">销售员要想获得成功并不需要什么特别的法宝<text:span text:style-name="T61">，我们只要遵循奥美定律，把客户当做上帝一样，真诚周到地为它们服务，那么客户自然会被感动，我们也就不愁不能赢得客户的心了。</text:span></text:p>
      <text:p text:style-name="P36"/>
      <text:h text:style-name="P129" text:outline-level="2">布利斯定律：设立销售目标和计划</text:h>
      <text:p text:style-name="P38"/>
      <text:p text:style-name="P38"><text:span text:style-name="T50">在做一项工作之前，如果给自己设定目标，花时间做工作计划，那么完成这项工作所需的总时间就会减少</text:span>，这项发现后来被称为布利斯定律。</text:p>
      <text:p text:style-name="P38"/>
      <text:p text:style-name="P38"><text:soft-page-break/>面对工作，人人都有懈怠心理，而销售这项工作是需要付出努力才有回报的，容不得半点偷懒的心理。指定目标可以对销售员起到一个激励的作用，让他们时刻处于备战状态，为了目标而不断奋斗。</text:p>
      <text:p text:style-name="P38">同时制定工作计划也可以让销售员对所要做的工作做到心中有数，遇到事情时不会乱了手脚，这样可以使他们面对客户时更加自信，从而取得成功。</text:p>
      <text:p text:style-name="P38"/>
      <text:p text:style-name="P38">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9">--乔<text:span text:style-name="T32">·坎多尔弗(著名业务员)</text:span></text:p>
      <text:p text:style-name="P40"/>
      <text:p text:style-name="P38"><text:span text:style-name="T32">销售员小张的例子</text:span><text:span text:style-name="T33">：</text:span></text:p>
      <text:p text:style-name="P41">不断为自己设定目标，并向着目标的方向不断努力来完成销售任务，取得丰厚的回报。</text:p>
      <text:p text:style-name="P40"/>
      <text:p text:style-name="P38"><text:span text:style-name="T32">作为销售员</text:span><text:span text:style-name="T33">，在你做销售之前，需要制定一个具体的销售目标，大至好几年的销售额，再到具体的月销售目标。向着目标去努力，不断打破自己的销售记录。</text:span></text:p>
      <text:p text:style-name="P41"/>
      <text:p text:style-name="P38"><text:span text:style-name="T33">要实现自己的目标</text:span><text:span text:style-name="T34">，还需要制定一份合理的计划来支撑它。</text:span></text:p>
      <text:p text:style-name="P42"/>
      <text:p text:style-name="P42">销售员小赵的例子：</text:p>
      <text:p text:style-name="P42">销售运用好布利斯定律，会对一个人的心理产生魔力，指定好的目标和计划，让它们时刻鼓舞着自己，调动起自己内心的热情，从而不断取得良好的业绩。</text:p>
      <text:p text:style-name="P42"/>
      <text:h text:style-name="P128" text:outline-level="2">哈默定律：只要人有需求，就有销售存在</text:h>
      <text:p text:style-name="P43">天下没有坏买卖，只有蹩脚的买卖人。</text:p>
      <text:p text:style-name="P44">--犹太人阿曼德<text:span text:style-name="T1">·哈默</text:span></text:p>
      <text:p text:style-name="P43"/>
      <text:p text:style-name="P43">对于销售员来说，不存在无法成交的客户，只有不懂得客户心理，没有掌握合适的销售方法的销售员。</text:p>
      <text:p text:style-name="P43"/>
      <text:p text:style-name="P43">其实，只要客户有需求，就可以销售成功，即使表面上看起来客户没有需求，但我们也可以通过把握客户心理，来创造出客户的需求。</text:p>
      <text:p text:style-name="P43"/>
      <text:p text:style-name="P43">把木梳卖给和尚的例子：</text:p>
      <text:p text:style-name="P43">同样的梳子，同样的市场和目标客户，销售员能否把握客户心理来创造市场需求，对销售结果的影响很大。</text:p>
      <text:p text:style-name="P43">甲以一种静止的眼光来看待客户，以一种固有的思维来应对市场，尽管很努力，但是这种努力把不需要的东西卖给顾客，这种销售注定不会成功。</text:p>
      <text:p text:style-name="P43">乙和丙在营销思维上要远远超越甲，虽然和尚不需要木梳，但如果从资源的角度来看，和尚的下游资源—香客和施主却需要木梳，所以借用下游资源来开发梳子的销路。在这点上，乙进行的是一般意义上的大客户营销。</text:p>
      <text:p text:style-name="P43">丙在三个销售员当中是最成功的，他抓住香客求佛祈祷吉祥、幸运、平安的心理，挖掘到产品的文化价值，并利用方丈升级的产品档次，扩大了产品销量，并给自己的销路预留了管道，不断地扩大产品销售规模，帮助客户建立双赢，在文化内涵和品牌价值上做了延伸，结合市场的需要和消费者的心理做了更为精致的细分，从看似没有市场需求创造出符合市场需要的产品，自己也赚取了最大化的利润。丙的成功也充分证明了哈默定律。</text:p>
      <text:p text:style-name="P43"><text:soft-page-break/></text:p>
      <text:p text:style-name="P43">所以，销售员在销售中遇到低谷时，不要怨天尤人，要从哈默定律中获得启示，反省自己在工作中哪个环节出现了问题，积极寻找更好的销售策略。要突破固有的思维模式，善于分析客户心理，创造市场需求，从而打开销路，并建立起长久的销售管道，使事业越做越大。</text:p>
      <text:p text:style-name="P43"/>
      <text:h text:style-name="P130" text:outline-level="2">原一平定律：失败时要有百折不挠的毅力</text:h>
      <text:p text:style-name="P45"><text:span text:style-name="T1">原一平：日本保险业连续</text:span><text:span text:style-name="T35">15年全国业绩第一的“推销之神”，他之所以取得了一般人难以企及的成就，是因为他有着百折不挠的毅力。这也是原一平定律的最核心内容。</text:span></text:p>
      <text:p text:style-name="P47"/>
      <text:p text:style-name="P46"><text:span text:style-name="T35">小时候家庭优越，性情玩劣，</text:span><text:span text:style-name="T36">23岁离开长野到东京打天下。</text:span></text:p>
      <text:p text:style-name="P48">第一份工作就是推销，但是遇到了骗子，卷走了保证金和会费。</text:p>
      <text:p text:style-name="P45">后来勉强加入了明知保险公司，七个月没有业绩，生活困苦。</text:p>
      <text:p text:style-name="P45">为了取得成功，他日夜奔波，拼命工作。他经常对着镜子里的自己大声喊：“全世界独一无二的原一平，有超人的毅力和旺盛的斗志，所有的落魄都是暂时的，我一定要成功，我一定会成功”。通过这种方式，原一平使自己时刻保持信心和热情，避免丝毫的松懈。</text:p>
      <text:p text:style-name="P45"/>
      <text:p text:style-name="P45">虽然身处困境，但他依然精神抖擞。上班的路上，他不断微笑着和擦肩而过的行人打招呼。有一位绅士看到他这副快乐的样子，很受感染，便邀请他共进早餐。尽管他饿得要死，但还是委婉地拒绝了。当得知他是保险公司的推销员时，绅士便说：“既然你不赏脸和我吃顿饭，我就投你的保好吧！”他终于签下了生命中的第一张保单。更令他惊喜的是，那位绅士是一家大酒店的老板，帮他介绍了不少业务。</text:p>
      <text:p text:style-name="P45"/>
      <text:p text:style-name="P45"><text:span text:style-name="T1">从这一天开始，原一平的命运否极泰来，它的工作业绩开始直线上升。到年底统计，他在九个月内共实现了</text:span><text:span text:style-name="T37">16.8万日元的保费，远远超过了公司其他的同事。这次成功让原一平泪流满面，他对自己说：“原一平，你干得好，你这个不吃中午饭，不坐公车，住公园的穷小子，干得好！”</text:span></text:p>
      <text:p text:style-name="P49"/>
      <text:p text:style-name="P49">正是这一团永不服输的火焰时刻鼓舞着他不断努力，通过学习来充实自己，在付出了无数的艰辛和汗水之后，终于战胜了失败，到达了成功的彼岸。</text:p>
      <text:p text:style-name="P49"/>
      <text:p text:style-name="P49">定期举行“原一平批评会”，听取大家对自己提出的意见，来检讨自我，改进自我，这一习惯保持了多年。</text:p>
      <text:p text:style-name="P49">偶然结识吉田和尚，被吉田和尚的教诲折服。从此，每星期坚持去寺庙听吉田胜逞、伊藤道海法师讲禅，来提高自己的修为，反省自己，透视自己。</text:p>
      <text:p text:style-name="P45"><text:span text:style-name="T37">为了征服客户，赢得客户的信任，他对着镜子苦练微笑，并把微笑分为</text:span><text:span text:style-name="T38">38种。</text:span></text:p>
      <text:p text:style-name="P50">为了赢得一个大客户，在三年零八个月的时间里，70次扑空，71次获得成功。</text:p>
      <text:p text:style-name="P50"/>
      <text:p text:style-name="P50">推销是一条孤寂而艰难的路，可能遭受的冷遇和失败都远远超过其他行业。然而，原一平正是靠着百折不挠的毅力才走过的这条荆棘路，创造了世界奇迹，称为世人所敬佩的“推销之神”。</text:p>
      <text:p text:style-name="P51">斯通定律：把拒绝当作是一种享受</text:p>
      <text:p text:style-name="P51"/>
      <text:p text:style-name="P51">态度决定结果，对于同样一件事，用不同的态度去对待，就可能有完全不同的结果。</text:p>
      <text:p text:style-name="P52">--蒙特<text:span text:style-name="T1">·斯通(美国保险怪才</text:span><text:span text:style-name="T39">、成功学导师</text:span><text:span text:style-name="T1">)</text:span></text:p>
      <text:p text:style-name="P51"/>
      <text:p text:style-name="P51"><text:span text:style-name="T1">在销售中</text:span><text:span text:style-name="T39">，也可以利用斯通定律来指导我们如何与客户相处。我们都知道，在销售中，遭到客户拒绝是很正常的事</text:span><text:span text:style-name="T40">。</text:span></text:p>
      <text:p text:style-name="P53"><text:soft-page-break/>美国营销专家的研究表明，销售人员每达成一次交易，至少要受到客户六次拒绝。在面对拒绝时，销售员的态度决定了这次交易最后能否成功。如果销售员能以积极的态度来面对拒绝，从容不迫、气度非凡，把这次拒绝看成是距离成功又近了一步，那么，遭受拒绝就不再是一件令人痛苦的事。我们可以在拒绝中寻找扭转败局的契机，促使成功的到来。当我们凭借着积极的态度、良好的心理素质一次次地战胜拒绝，迎来源源不断的成功时，我们就会发现拒绝原来也可以是一种享受。</text:p>
      <text:p text:style-name="P53"/>
      <text:p text:style-name="P51"><text:span text:style-name="T40">被客户</text:span><text:span text:style-name="T41">39次拒绝的</text:span><text:span text:style-name="T40">推销员的例子</text:span><text:span text:style-name="T41">：</text:span></text:p>
      <text:p text:style-name="P54">已积极的心态来面对客户的拒绝。他知道要想成功就必须经历无数次的失败，因此做好了遭受拒绝的心理准备，所以当拒绝来临时不仅没有表现出失落的情绪，反而感谢客户加快了他成功的步伐，正是他的这种积极乐观的人生态度及对成功的信心打动了客户。</text:p>
      <text:p text:style-name="P54"/>
      <text:p text:style-name="P54">所以，当我们面对客户的拒绝时，一定要保持积极的心态，以积极的态度征服客户的心，然后再以退为进，来进一步争取成功。</text:p>
      <text:p text:style-name="P51"/>
      <text:p text:style-name="P51"><text:span text:style-name="T1">总之</text:span><text:span text:style-name="T42">，客户的拒绝并不可怕，只要我们认识到斯通定律的重要作用</text:span><text:span text:style-name="T43">，始终保持积极的态度，那么我们就可以战胜内心对拒绝的恐惧，同时使客户被我们积极乐观的心态所感染。之后我们再进一步寻找销售的机会，不轻易放弃，相信我们是有可能将客户的心理从拒绝转为接收的。</text:span></text:p>
      <text:p text:style-name="P51"/>
      <text:p text:style-name="P51"/>
      <text:h text:style-name="P127" text:outline-level="1"><text:span text:style-name="T1">第三章 卖货其实就是卖</text:span><text:span text:style-name="T44">“</text:span><text:span text:style-name="T1">心</text:span><text:span text:style-name="T44">”</text:span></text:h>
      <text:p text:style-name="P55"/>
      <text:h text:style-name="P128" text:outline-level="2">购买之前，客户需要一千个消费的理由</text:h>
      <text:p text:style-name="P55">同一种产品或服务有成千上百家提供者，为什么客户偏偏要购买我们的产品呢？在我们要把产品销售给客户之前，必须给他一个消费理由。这个理由是什么呢？是产品的质量好、服务到位吗？在同类产品或服务的竞争者中不乏比我们质量更上乘、服务更周到的。是我们的价格低吗？如果我们想打价格战，其他竞争者也可奉陪到底。其实，真正吸引客户的不仅仅是质量和价格，更重要的是我们在销售的某一点打动了客户的心，只有打动客户的心，客户才会对我们忠实，所以卖货其实就是卖“心”。</text:p>
      <text:p text:style-name="P55"/>
      <text:h text:style-name="P128" text:outline-level="2">记住，嫌货才是卖货人</text:h>
      <text:p text:style-name="P55">嫌货才是卖货人是一句台湾俚语，意思是说，嫌货品不好的人才是真正的内行，才是对我们的产品有购买意愿的人。</text:p>
      <text:p text:style-name="P55"/>
      <text:p text:style-name="P55">一旦遇到异议，成功的销售员会意识到，他已经到达了金矿；当他开始听到不同意见时，他就是在挖金子了；只有得不到任何不同意见时，他才真正感到担忧，因为没有异议的人一般不会认真地考虑购买。</text:p>
      <text:p text:style-name="P56">--汤姆<text:span text:style-name="T45">·霍普金斯(美国著名推销大师)</text:span></text:p>
      <text:p text:style-name="P55"/>
      <text:p text:style-name="P55">卖水果的刘先生的例子<text:span text:style-name="T62">：</text:span></text:p>
      <text:p text:style-name="P55">只有那些嫌货色不好的人才是真心想买我们产品的顾客<text:span text:style-name="T62">。刘先生能够做到完全不在乎顾客批评自己的水果，一点也不生气，始终面带微笑为顾客服务，这不只是说明刘先生有修养，更重要的是他具备对顾客心理的深刻洞察力。</text:span></text:p>
      <text:p text:style-name="P55"/>
      <text:p text:style-name="P55">在推销的任何阶段<text:span text:style-name="T63">，客户都有可能对我们的产品的任何方面提出异议。销售人员要时时刻刻做好这种心理准备，对客户的异议不能轻视，更不能心存芥蒂。事实上，销售的过程就是不断地解决顾客提出的异议直至达成交易的过程。不嫌我们货的人，往往是走马观花的看客，他们是不会把精力浪费在你身上的。所以，销售人员要像刘先生一样，看透顾客嫌货的心理。</text:span></text:p>
      <text:p text:style-name="P58"/>
      <text:h text:style-name="P128" text:outline-level="2">让客户知道除了他之外还有谁买过</text:h>
      <text:p text:style-name="P58">客户不敢做第一个吃螃蟹的人<text:span text:style-name="T64">，他们不愿意承担“被螃蟹夹伤”的疼痛，不愿意成为产品的“实验者”。</text:span></text:p>
      <text:p text:style-name="P58">要想解决这个问题<text:span text:style-name="T64">，就要让客户知道除了自己之外，还有谁买过该产品，不要让客户做尝鲜者。所以在销售过程中，推销员可以借助第三方的力量来给你的产品作证，这样客户的怀疑、担忧心理就会减弱，签单也就更容易一些。</text:span></text:p>
      <text:p text:style-name="P59">1. 提一提彼此都熟悉的人，比如说这次拜访是通过熟人介绍来的，或者提一下客户的朋友、亲戚，可以更容易打通这一面，因为客户在一般的情况下都会不看僧面看佛面，借助第三方面子，可以消除客户的戒备。</text:p>
      <text:p text:style-name="P59">2. 提一下客户行业的知名公司，向客户提一下自己以前的一些客户，不仅可以借助这些知名公司的名望，还可以证实自己公司的实力是不容小视的。</text:p>
      <text:p text:style-name="P60">3. 提一下客户所崇拜的公众名人，利用这些名人的公众效应，让客户认为“连这些名人都使用他们公司的产品，可见产品应该是不错的”。</text:p>
      <text:p text:style-name="P60"/>
      <text:h text:style-name="P128" text:outline-level="2"><text:soft-page-break/>不许偷看他偏看，你不卖他偏要</text:h>
      <text:p text:style-name="P60">在与人交往的过程中，我们会发现有时对方总是反对我们的见解，并且愿意跟我们较真。其实这是人的一种逆反心理的表现。</text:p>
      <text:p text:style-name="P60">逆反心理是人类的本能抵抗意识，并非故意伤害对方；逆反心理还跟人的自我表现欲望有关，通过反对我们的意见，表明他比我们的见解更高一筹。</text:p>
      <text:p text:style-name="P60"/>
      <text:p text:style-name="P57">不同年龄、不同性别、不同身份低位的人都会有逆反心理，客户也不例外。在我们销售的过程中，客户的逆反心理会更强烈地表现出来，他对我们怀着本能的防范心理，表现在谈话过程中就是不停地反对我们，我们说好，他偏说不好，我们越让他买他越不买。</text:p>
      <text:p text:style-name="P57">所以，面对客户的逆反心理我们不能蛮干，既然客户不想看我们的产品，那我们就不必让他们看了；既然客户不想买我们的产品，那么我们就不要卖了。说不定这样会收到意想不到的效果。</text:p>
      <text:p text:style-name="P57"/>
      <text:p text:style-name="P57">酒吧写不准偷看的例子：</text:p>
      <text:p text:style-name="P57">这家酒吧不让客户偷看酒桶，顾客反而抢着来看，想探个究竟。酒吧老板就是利用顾客的这种逆反心理来刺激他们的兴趣，使越来越多人了解到了酒的卓越品质，从而来光顾这家酒吧。</text:p>
      <text:p text:style-name="P57"/>
      <text:p text:style-name="P57">张先生换车子的例子：</text:p>
      <text:p text:style-name="P57">最后一位销售员不建议老张买车，老张反倒自愿地买了一辆车。这是因为他很了解老张的心理，所以他采取与其他销售员相反的做法，出奇制胜。这样就消除了老张对销售员的抵抗情绪，同时引起了老张“你不卖我偏买”的逆反心理<text:span text:style-name="T65">。</text:span></text:p>
      <text:p text:style-name="P57"/>
      <text:p text:style-name="P57">上述这两个案例充分利用了客户的逆反心理来使销售获得成功<text:span text:style-name="T66">，可见，客户的逆反心理对销售员来说并不完全是障碍，有时候反倒是我们成功的契机。所以销售时，我们可以转换思维，分析客户的逆反心理，为我所用。</text:span></text:p>
      <text:p text:style-name="P57"/>
      <text:h text:style-name="P128" text:outline-level="2">激发客户的好奇心，客户喜欢打破砂锅问到底</text:h>
      <text:p text:style-name="P61">好奇心是人的天性，人人都有好奇心理，在销售活动中，销售员就可以利用客户的这种好奇心理，使他对自己的产品产生兴趣，然后再进一步引导，从而达到销售的目的。</text:p>
      <text:p text:style-name="P61">有些销售员花费了大量的时间拜访客户，不厌其烦地来向客户陈述关于自己公司和产品的特征以及能给客户带来的利益，却很少想要通过要努力激起客户的好奇心，使他们主动来了解产品。这样，销售员一味地主动灌输，而客户始终处于被动接受信息的状态，等到客户了解了基本情况后，就会认为我们的产品和公司也不过如此。销售员没有用好奇心引导客户一步步跟着他的思路走，客户也就没有了全面了解产品及与销售员进一步见面的热情，也就不会有购买产品的动力了。</text:p>
      <text:p text:style-name="P61"/>
      <text:p text:style-name="P61">东北小酒厂的例子：</text:p>
      <text:p text:style-name="P61"><text:span text:style-name="T50">将产品的卖点神秘化</text:span>。饭馆老板的主意就是把酒的卖点—醇香神秘化，让客户产生好奇心，从而引起客户品尝的欲望，这样美酒就有机会得到顾客的了解了，销路自然就打开了。</text:p>
      <text:p text:style-name="P61"/>
      <text:p text:style-name="P61">广州一房产公司的例子：</text:p>
      <text:p text:style-name="P61"><text:span text:style-name="T50">制造悬念引起好奇心</text:span>。广告中的空中花园，原来是一个新建的小区。房产公司利用好奇心来做广告，让人们对校区产生了兴趣，从而取得了成功。</text:p>
      <text:p text:style-name="P61"/>
      <text:p text:style-name="P61">销售高手的例子：</text:p>
      <text:p text:style-name="P61"><text:span text:style-name="T50">只提供部分信息</text:span>。希望顾客和潜在客户想要主动了解更多信息，那么一开始不要把所有信息都告诉他们。</text:p>
      <text:p text:style-name="P61"><text:soft-page-break/>激发客户好奇心的另一个方式：</text:p>
      <text:p text:style-name="P61"><text:span text:style-name="T50">显露价值的冰山一角</text:span>。因为在客和面前晃来晃去的价值就像是诱饵一样使他们想要获得更多的信息。如果客户想了解整个冰山就会主动开口询问，邀请我们进一步讨论他们的需求和你所能提供的解决方案。</text:p>
      <text:p text:style-name="P61"/>
      <text:h text:style-name="P128" text:outline-level="2">给予客户一个购买产品的身份</text:h>
      <text:p text:style-name="P62">贴标签效应、暗示效应：</text:p>
      <text:p text:style-name="P62">在第二次世界大战期间，美国急需一批犯人上前线打仗。</text:p>
      <text:p text:style-name="P62">犯人的内心深处其实也是希望得到别人的认可的，尤其在亲人面前。心理学家通过让犯人在书信中写下对自己正面的评价，给他们创造一个好的形象和身份，从而满足了他们的荣誉感。通过这种心理暗示和引导，时间长了，犯人们就会自主地按照信中所说的那样去努力，结果就真的变成信中所说的一样了。</text:p>
      <text:p text:style-name="P62"/>
      <text:p text:style-name="P62">这个心理学效应也可以运用到销售中，“身份”层次决定行为层次，人们都会做一些与自己身份相符的行为。所以在销售中，你想让一个人购买你的产品，不妨先给他一个购买你的产品的身份，给他贴上一个适当抬高他的标签。只要他认可了这个身份，自然会购买我们的产品。</text:p>
      <text:p text:style-name="P62"/>
      <text:p text:style-name="P62">商场销售员的例子：</text:p>
      <text:p text:style-name="P62">与顾客站在同一立场，这叫“先跟后带”。</text:p>
      <text:p text:style-name="P62">给顾客一个购买的身份，同时引导顾客体验拥有的感觉。</text:p>
      <text:p text:style-name="P62">给小张一个身份，同时用假设成交的语言促成。</text:p>
      <text:p text:style-name="P62"/>
      <text:p text:style-name="P62">总之，能够运用好“贴标签效应”，抬高客户的身份，从而使他们的心理得到满足，这对我们的销售能够起到很大的促进作用。但是，我们要注意把握好尺度，不要太过倨傲，以免给客户造成一种我们瞧不起人的感觉。</text:p>
      <text:p text:style-name="P62"/>
      <text:h text:style-name="P128" text:outline-level="2">羊群效应：主动一点，制造火爆的销售行情</text:h>
      <text:p text:style-name="P62">羊群是一种很散乱的组织，它们在平时会盲目地左冲右撞，但是一旦有一只头羊发现草场而行动起来，其他的羊也会不假思索地一哄而上，全然不考虑旁边有狼的可能性或不远处是否有更好的草。这种现象被心理学家称之为“羊群效应”。简单地说，就是头羊往哪里走，后面的羊就跟着往哪里走，其实就是一种从众心理。</text:p>
      <text:p text:style-name="P62"/>
      <text:p text:style-name="P62">其实，凑热闹和随波逐流是人性的特点，在百货公司或超级市场，人们要是看到别人成群结队、争先恐后地抢购某种商品，也一定会毫不犹豫地加入抢购者的行列。主要就是由于这种从众心理造成顾客盲从的行为；并且顾客会觉得这么多人的选择一定不会错，所以也对产品产生了信赖感。</text:p>
      <text:p text:style-name="P62"/>
      <text:p text:style-name="P62">所以在销售过程中，销售员可以利用人们的这种心理，制造热闹行情，来吸引顾客。比如，推销员最习惯对顾客说的话就是“大家都买了这个东西”，事实上，“大家”是否真的都买了，是不可验证的，也是不重要的，对顾客来说，你只要讲“大家”两个字，就可以打动他们的心。</text:p>
      <text:p text:style-name="P62"/>
      <text:p text:style-name="P62">日本“尿布大王”多川博的例子：</text:p>
      <text:p text:style-name="P62">公司员工假扮成客户，排成长队购买自己的尿布。利用顾客的从众心理来促成交易，可以减轻客户对风险的担心，尤其是新顾客，大家都买了，我也买，可以增强顾客的信心。销售人员利用此法促成订单，往往较为容易。</text:p>
      <text:p text:style-name="P62"/>
      <text:p text:style-name="P62"><text:soft-page-break/>但是，销售人员在利用客户的从众心理时，也要注意以下几个问题，以保证取得良好的效果。</text:p>
      <text:p text:style-name="P63">1. <text:span text:style-name="T50">所举案例必须实事求是</text:span>。如果销售人员列举的案例不真实，就很可能被揭穿，永远失去成交的机会，而且还会让客户产生被欺骗和愚弄的感觉。时间长了，企业和销售员的声誉都会受损。</text:p>
      <text:p text:style-name="P64">2. <text:span text:style-name="T50">要保证产品质量</text:span>。好的产品质量是利用客户从众心理的前提。只有这样，客户购买后才能真正认可这种产品，才能继续来购买，因此销售的最终还是要以质量赢得客户的，而利用其心理效应只是一个吸引客户的手段。如果客户购买产品后发现质量不过关，那么他是不会再上第二次当的。</text:p>
      <text:p text:style-name="P65">3. <text:span text:style-name="T50">尽量列举具有说服力的老客户</text:span>。销售员要尽可能选择那些客户熟悉的、比较有权威性的、对客户影响较大的老客户作为列举对象。否则，客户的从众心理很难被激发出来。</text:p>
      <text:p text:style-name="P66">4. <text:span text:style-name="T50">这种从众心理不适合太有个性的客户</text:span>。有些有个性的客户对从众不屑一顾，喜欢追求与众不同。销售员不能轻易尝试此法，否则很容易引起客户的逆反心理。</text:p>
      <text:p text:style-name="P66"/>
      <text:h text:style-name="P128" text:outline-level="2">给顾客制造一种很可能买不到的紧张气氛</text:h>
      <text:p text:style-name="P67">人都有占有欲，当我们得不到一样东西的时候这种欲望就开始作祟，总把得不到的事物想象得非常的完美，可是仍然会觉得得不到的东西比到手的东西要好。于是，越是得不到的东西在心里就变得越珍贵，恨不得马上就拥有它。</text:p>
      <text:p text:style-name="P67"/>
      <text:p text:style-name="P67">顾客在购买商品的时候也是一样。有时越不容易得到的东西，顾客越想得到。</text:p>
      <text:p text:style-name="P67">如果销售员能利用好顾客的这种心理，让顾客知道这种产品是稀缺的，给顾客制造一种很可能买不到的紧张气氛，让他对你所推销的商品产生一种占有欲，然后你再跟他说，现在有货了，这种商品可以买得到了，此时顾客心里必然很庆幸，所以就会欣然买下你的商品。</text:p>
      <text:p text:style-name="P67"/>
      <text:p text:style-name="P67">房产推销员的例子：</text:p>
      <text:p text:style-name="P67">销售员稳稳地掌握住客户的心理，通过把顾客的注意力吸引到甲房子上，然后又告知他甲房子已被订购，让他感到很遗憾，刺激他对甲房子更强的占有欲，接着制造意外，给予对方购买甲房子的机会，最后很轻松地让客户高高兴兴地买下了甲房子。</text:p>
      <text:p text:style-name="P67">这个案例告诉我们，在销售中，销售员如果能够把握并善于利用客户心理将会起到事半功倍的效果。对待客户时，如果顺着不行，可以逆着试试看。</text:p>
      <text:p text:style-name="P67"/>
      <text:h text:style-name="P128" text:outline-level="2">在销售中巧用“认知对比原理”</text:h>
      <text:p text:style-name="P67">营销专家的问题：</text:p>
      <text:p text:style-name="P67">一位女士走进了珠宝点，想买一枚高档钻戒和一个小饰品。你会先让她看哪一种商品呢？</text:p>
      <text:p text:style-name="P67">营销专家认为：<text:span text:style-name="T67">500元的小饰品虽然算价格高的，但是，如果客户刚花了5000元买钻戒，那么这个500元的“高价”小饰品对顾客就显得微不足道了。</text:span></text:p>
      <text:p text:style-name="P67"/>
      <text:p text:style-name="P67">认知对比原理影响我们对先后接触到的两件东西之间差别的判断。简单来说，如果两件东西给我们的感觉差别很大，那么我们由于在潜意识中对二者形成了强烈的对比，就会认为二者的差别比实际的差别大得多。</text:p>
      <text:p text:style-name="P67"/>
      <text:p text:style-name="P69">认知对比原理是这样产生的：心理学家洛伦兹与延伯格在观察动物行为时偶然发现：动物行为普遍存在“特定刺激必然引起一系列固定反应”的现象，人类也是如此。</text:p>
      <text:p text:style-name="P69">经过特定的刺激，人的心理也会产生“一系列固定反应”。</text:p>
      <text:p text:style-name="P69">两位心理学家认为，人类一些固定的认知模式之所以发生就是因为那些“特殊性质的刺激”。</text:p>
      <text:p text:style-name="P68"><text:soft-page-break/>通过商品推荐顺序的调整而产生的价格差这种“特殊性质的刺激”，让消费者在潜意识中产生强烈对比，从而在认知上出现偏差，以激活顾客的购买欲望。</text:p>
      <text:p text:style-name="P68"/>
      <text:p text:style-name="P68">卖房子的例子：</text:p>
      <text:p text:style-name="P68">先带客户看又破又贵的老房子，再带客户看想卖的房子，就显得比单独来看要格外有吸引力，客户也就更容易下决心购买。</text:p>
      <text:p text:style-name="P68"/>
      <text:p text:style-name="P68">但是要注意，我们的目的不是欺骗顾客，而是巧妙地利用客户的心理特点，更好地促进销售。</text:p>
      <text:p text:style-name="P68"/>
      <text:h text:style-name="P128" text:outline-level="2">对症下药：不同消费群体要有不同的销售策略</text:h>
      <text:p text:style-name="P68">消费者类型不同，消费心理差异也会很大。比如，青年人的消费心理是追求时尚和新颖，表现自我和体现个性，而老年人则富于理智，精打细算并对品牌忠诚度较高。</text:p>
      <text:p text:style-name="P68"/>
      <text:p text:style-name="P68">依据经济收入水平大致可以将消费者划分成高收入型、中等收入型和低收入型三种群体。</text:p>
      <text:p text:style-name="P70">1. <text:span text:style-name="T50">高收入型群体</text:span></text:p>
      <text:p text:style-name="P70">这一群体的顾客收入水平比较高，都或多或少地表现出较强的优越感、虚荣心和一定的炫耀心理，并且追求享受。</text:p>
      <text:p text:style-name="P70">因此，在消费方面，他们吃讲究营养、科学，追求感官感受及保健功能；穿求美观、舒适、新潮，体现个性特征；要用名牌、高档、高质，体现自我价值；住要讲究室内装潢，出现艺术性、宾馆化趋势；交通上，以车代步，并且注重户外活动和旅游观光。这一群体目前所占人数比重较小，群体规模不大。</text:p>
      <text:p text:style-name="P70">所以，做高端产品及奢侈品的业务员就要把握好这一类人的心理特点，产品和服务都要讲究品质与个性，能够体现客户的身份，满足客户追求享受的需要。</text:p>
      <text:p text:style-name="P71">2. <text:span text:style-name="T50">中等收入型群体</text:span></text:p>
      <text:p text:style-name="P71">这是一个规模最大的群体，界于高收入型和低收入型两者之间。他们的经济收入居中等水平，生活上能够温饱，可以说是“比上不足，比下有余”的一群人。</text:p>
      <text:p text:style-name="P71">由于受其经济收入的限制，他们在生活上没有奢望，注重实际，追求消费的实用性，消费心理比较稳定，既有求实从众、求廉要好的普通心理，又有求美求新、求奇求名的消费欲望。在消费方面，他们首先满足自己的生存性需要，同时在力所能及的条件下去实现一部分的享受性需要，以使心态保持总体上的平衡。</text:p>
      <text:p text:style-name="P71">在面向中等收入型群体推销时，销售员要突出产品功能的实用、品质的卓越，并且强调物超所值。也可以向他们推销一些打折的高档品。如果销售员提供的商品确实物美价廉的话，那么这一群体是很容易成为忠实的老客户的。</text:p>
      <text:p text:style-name="P72">3. <text:span text:style-name="T50">低收入型群体</text:span></text:p>
      <text:p text:style-name="P72">低收入型群体是指经济收入低微的一群人。他们只能维持甚至无法满足基本生存需要，生活水平低下，消费局限于生活必需品，根本无法考虑享受性需要，更无能力考虑更深层次的发展性需要。他们消费时候更多地考虑价格因素。</text:p>
      <text:p text:style-name="P71">这一群体虽然收入有限，但决不能忽视他们的购买力。推销生活必需品的销售员可以在保证质量的基础上打价格战，薄利多销，这样既可以满足顾客的需求，又可以促进销量。</text:p>
      <text:h text:style-name="P126" text:outline-level="1">第四章 抓住“上帝”的那根“软肋”</text:h>
      <text:p text:style-name="P71"/>
      <text:h text:style-name="P128" text:outline-level="2">从客户的心理弱点中寻找销售突破口</text:h>
      <text:p text:style-name="P71">上帝即使无所不能，也有打瞌睡的时候；再难缠的客户，也有其心理弱点。这个弱点，对客户而言，就好比他身上的软肋，是其防守的薄弱处；但对销售者而言，却成为了进攻的突破口。只有先认清各种类型客户的心理弱点，然后才能“对症下药”，最后一举取得销售的成功。</text:p>
      <text:p text:style-name="P71"/>
      <text:p text:style-name="P73">爱贪小便宜的客户喜欢“买一送一”</text:p>
      <text:p text:style-name="P73">贪小便宜是不少人的心理，表现在消费心理上，这种类型的客户总是希望天上能掉馅饼，买东西时一会儿嫌这个贵，一会儿嫌那个贵，还特别爱杀价。爱占小便宜的人不管在销售员面前装得有多大方，内心真实的想法还是希望你能便宜卖给他产品甚至免费送给他。至于产品到底是什么样的，能给他带来多大的好处，倒还在其次。他们根本没把销售员的介绍放在心上，他们在乎的仅仅是价格。越便宜越好，最好不花钱就可以拥有。当销售员给他们一些便宜的时候，他们会“突然”对你的商品产生兴趣。</text:p>
      <text:p text:style-name="P73"/>
      <text:p text:style-name="P73">手机店老板的例子：</text:p>
      <text:p text:style-name="P73">面对贪小便宜型的顾客，销售人员能做的是尽量让他占点儿小便宜，而不是有求必应，客户说什么就是什么；他想占多大的便宜，你就满足多大的需求。</text:p>
      <text:p text:style-name="P73">不少的销售员都不太喜欢这种小气型的顾客，他们通常为了避免出现“给他一根葱他再要一瓣蒜”的情况，干脆什么好处都不给他，但这种做法却很容易得罪他们。最好的方法就是，一开始就满足他， 让他觉得自己占尽的便宜得到了好处，这样他付账时就会痛快多了。</text:p>
      <text:p text:style-name="P73"/>
      <text:p text:style-name="P73">不过，爱占小便宜的客户往往会得寸进尺，占了小便宜还想占大便宜。当我们发现他有这种倾向时，最好马上打断他这种不切实际的想法，就说“公司规定，我不能这样做，等等”。说话的时候，要柔中带刚，尽量让他们理解我们和公司的苦衷。说完这番话，接下来再给他一些甜头，让他感觉自己仍然在占便宜，这样，成交就不成问题了。</text:p>
      <text:p text:style-name="P73"/>
      <text:p text:style-name="P73">“聪明的男人先让女人占尽小便宜，然后赢得了女人的人”。用在客户身上：“聪明的销售者先让客户占尽小便宜，然后赢得了客户的心。”在实际销售过程中，优惠打折、赠品、免费送货、附加服务等“小便宜”都可以让客户感到喜悦。值得强调的是，有些特色优惠，有些特色服务，虽然已有准备，却大可不必公开，等客户提出要求以后再慷慨应承，这样效果反而更明显。</text:p>
      <text:p text:style-name="P73">毕竟有三分小小的意外，才能收获那一分占到“小便宜”后小小的窃喜。只有深度了解客户心理，我们才能认识到他们的可爱之处，才能体会到销售艺术的巧妙所在。</text:p>
      <text:p text:style-name="P73"/>
      <text:h text:style-name="P128" text:outline-level="2">冲动型客户是你滚滚的财源</text:h>
      <text:p text:style-name="P73">虽然说现在消费者越来越理性，但是还是有很多冲动型客户。冲动型客户在很多时候，甚至不会“货比三家”，也不会“讨价还价”，只要他们觉得产品性能不错、价格合适，就会直接下单子购买。</text:p>
      <text:p text:style-name="P73"/>
      <text:p text:style-name="P73">冲动型客户喜欢追求刺激、冒险，言行不受约束，经常是不假思索地采取一个行动，随时都能尽情地宣泄自己的感情和欲望，情绪表达反复无常，爱激动，易冲动，对自己的言行也不做丝毫掩饰。</text:p>
      <text:p text:style-name="P73">这类客户还很容易受外界环境的影响，喜欢遵循时尚来购物，最近开始什么，他们必定会一马当先地抢购。</text:p>
      <text:p text:style-name="P73"><text:soft-page-break/>他们是天生的急性子，当销售员慢慢地向他介绍时，他便迫不及待地说：“你到底想要说什么呢？能不能直接告诉我结论呢？”这是如果你仍慢条斯理地作介绍，他们就会显得不安。另外，他们做事不喜欢拖泥带水，一旦认定的某件事便立刻做决定，所以与这类客户成交也比较爽快。</text:p>
      <text:p text:style-name="P73"/>
      <text:p text:style-name="P73">因此，我们如果能在销售中，把握好冲动型客户的心理、性格特征，那么他们将带给我们滚滚的财源。对待冲动型客户，具体必须掌握好以下三点：</text:p>
      <text:p text:style-name="P74">1. <text:span text:style-name="T50">顺其心意</text:span></text:p>
      <text:p text:style-name="P74">冲动型客户往往个性比较鲜明，所以我们要尽快判断客户个人的喜恶，顺其心意，推销产品时要尽量抓住产品本身符合客户需要的相关特点来交谈，以调动起客户对产品的兴趣。对于客户的不关注、不想听的话，我们就坚决“闭嘴”，避免“画蛇添足”。</text:p>
      <text:p text:style-name="P74">2. <text:span text:style-name="T50">及时促成</text:span></text:p>
      <text:p text:style-name="P74">冲动型客户往往凭热情购物，在某个时间段内，客户购买意愿会非常强烈；但是，一旦客户热情冷却了，他们可能就不想购买了。所以，销售员不能贻误战机，必须趁热打铁，速战速决。</text:p>
      <text:p text:style-name="P74">3. <text:span text:style-name="T50">勇敢成交</text:span></text:p>
      <text:p text:style-name="P74">有些销售员，尤其是新人，遇到冲动型客户，总是担心客户对我们的产品还不熟悉，这么快就要下单购买是否存在隐患和问题，因而在具体沟通中显得畏手畏尾，对于客户明确提出的“购买”意向仍犹豫不决，忧心忡忡。此时销售员应了解到确实存在一类急性子的客户，所以不必太担心，做到“快刀斩乱麻”，勇敢地与客户达成交易。</text:p>
      <text:p text:style-name="P74"/>
      <text:h text:style-name="P128" text:outline-level="2">爱慕虚荣型客户要奉承</text:h>
      <text:p text:style-name="P74">一个人多多少少都会有一点虚荣心，但有些人虚荣得有点过了头。他们为了满足自己的虚荣心，喜欢给自己脸上贴金，好让别人觉得自己高人一等。这种类型的客户通常喜欢炫耀，总是把“我如何如何”挂在嘴边。</text:p>
      <text:p text:style-name="P74">这样的客户最爱听恭维、奉承的话。如果说，对普通客户奉承三次就足够了的话，对他至少要奉承五次以上。这个世界上最美妙动听的语言就是奉承话了。很多客户不都是在这些奉承话面前心甘情愿地掏腰包吗？</text:p>
      <text:p text:style-name="P75">面对这种类型的客户，其实很简单，他们不是喜欢被别人吹捧吗？那我们就去“无微不至”地吹捧他，小到他的眼睛，打到他的为人。我们想做成生意，就要学会逢迎对方的虚荣心，多说奉承话，让客户心情愉悦。在这种友好和谐、愉快轻松的谈话环境下，客户就会渐渐放松原先的戒备心态，通常很容易成交。事实上，看上去越是傲慢的人，越喜欢听奉承话。</text:p>
      <text:p text:style-name="P75">可以毫不夸张地说，熟练地、恰如其分的奉承话是销售人员很重要的一门功课。</text:p>
      <text:p text:style-name="P75"/>
      <text:p text:style-name="P75">对这些爱慕虚荣的客户，要多强调自己的产品最适合像他这样的“高层次消费者”使用，以满足他的成就感。要对其表示肯定，玩玩不能随便贬低他们，更不可揭他的老底。如果你顺着他的心理说话，给他们多一点奉承，他们就会对你多一份认同，多给他灌输一些产品带来的优越感，那么，你的产品才有可能被这些“骄傲”的顾客接受。</text:p>
      <text:p text:style-name="P75"/>
      <text:p text:style-name="P76">奉承话怎么说，这也是一门学问。最重要的是“虚实结合”，奉承必须“确有其事”，理由充分。“拍马屁”最忌讳的就是毫无根据地奉承一个人。没影的话，不仅会让那些爱慕虚荣的客户感到莫名其妙，还会让他觉得你不实在，是个油嘴滑舌没品味的人。当他发现了你的“小诡计”后，必然会触发他的防范心理，从而使你陷入被动。</text:p>
      <text:p text:style-name="P76"/>
      <text:p text:style-name="P76">所以，销售人员在说奉承话的时候，要把握好分寸，不能流于谄媚，也不能贬低自己，而要尽量讨好客户的欢心。</text:p>
      <text:p text:style-name="P76"/>
      <text:h text:style-name="P128" text:outline-level="2"><text:soft-page-break/>维护好骄傲型顾客的自尊心</text:h>
      <text:p text:style-name="P76">骄傲型顾客给人的感觉是狂妄自大瞧不起人，销售员通常觉得这一类客户很难伺候。</text:p>
      <text:p text:style-name="P76"/>
      <text:p text:style-name="P76">具体来说，这类客户大致有以下三种心理状态：</text:p>
      <text:p text:style-name="P77">1. <text:span text:style-name="T50">瞧不起人</text:span></text:p>
      <text:p text:style-name="P77">这类心理又分两种情况：一是一些客户本来就有非常好的物质条件，总觉得自己高人一等；二是一些客户他们自身也曾受过他人的藐视，自尊心收到打击，于是发誓自己也要显赫一番，在加入了“大款”之列后，他想到了以前的痛苦，但他并不是同情和自己有相同遭遇的人，而是拿他们发泄情绪，极其傲慢的态度来对待他们，从而满足自己的报复心理。</text:p>
      <text:p text:style-name="P77">2. <text:span text:style-name="T50">掩盖内心空虚</text:span></text:p>
      <text:p text:style-name="P77">这类客户的自信心不足，他们虚荣心较重，总是担心他人不承认自己，这种思想表现在行为上就是在他人面前摆出一副骄傲自大的架势，语言上也模仿着“款爷”们，“拿好的来”、“这种产品，5万元以下的我不要！”话虽然说出来了，内心却颤抖得厉害。</text:p>
      <text:p text:style-name="P78">3.<text:span text:style-name="T50"> 故意显示自己的身份地位</text:span></text:p>
      <text:p text:style-name="P78">这类客户希望对方承认他是了不起的。他们可能拥有较多的财产，在社会上也有一定的地位，不愿被人看成一个普通的市民。他们上街购物时，本来就有一点高高在上的感觉，如果发现销售员不尊重他或服务不周时，他的这种感觉就会变得更加强烈，甚至与销售员发生冲突。</text:p>
      <text:p text:style-name="P78"/>
      <text:p text:style-name="P78">与骄傲型顾客打交道，销售员不妨顺应他们的心理，采取以下两种策略：</text:p>
      <text:p text:style-name="P79">1. <text:span text:style-name="T50">学学大禹治水的方法，对于客户的骄傲宜疏不宜堵</text:span></text:p>
      <text:p text:style-name="P79">客户的骄傲情绪就如同洪水，如果销售员想“堵”住，它可能会更加放任以致“泛滥成灾”。因为这类客户的自尊心极强，神经也有点儿过敏，当他们感到自尊心收到伤害时就会发作，局面变得难以收拾。</text:p>
      <text:p text:style-name="P79">所以对于这类客户必须采用“疏导”之法。他自傲就让他自傲去吧，他自吹自擂就让他吹去吧。等他吹够了吹累了，情绪得以宣泄时销售员再抓住机会展开攻势。</text:p>
      <text:p text:style-name="P80">2. <text:span text:style-name="T50">以问代说，以商量的口吻表达自己的意愿，是说服骄傲的客户的有效方法</text:span>。</text:p>
      <text:p text:style-name="P81">世界五百强经理的例子：</text:p>
      <text:p text:style-name="P81">网罗了一批才高气傲的员工为公司服务。而征服这些清高孤傲者的最大秘诀在于：绝不用“命令式”口吻说话。而是用请教的口气请人做或不做。他表达自己的意思时，常用建议的方式使人们自行领略，绝不用命令的方式强制人们服从。他始终如一地尊重对方的意见，维护对方的自尊心，绝不抹杀人们的见解，蔑视人们的体面。因此，员工都心甘情愿听从他的指挥。</text:p>
      <text:p text:style-name="P81"/>
      <text:p text:style-name="P81">销售也是一样，要想赢得客户的心，销售员就必须满足他们想要得到别人认可的心理，注意我们的语言，不去伤害他的自尊，在给足了他面子之后，客户一般是没有理由不认真地与我们交谈的。</text:p>
      <text:p text:style-name="P81"/>
      <text:h text:style-name="P128" text:outline-level="2">对滔滔不绝的客户要有耐心</text:h>
      <text:p text:style-name="P81">滔滔不绝型客户不吝口水，销售员说一句，他应十句，好像我们的每一句话都打开了一个泉眼，不停地往外冒水，我们怎么堵也堵不住。</text:p>
      <text:p text:style-name="P81"/>
      <text:p text:style-name="P81">一般来说，此类客户的谈话内容可分为两类：</text:p>
      <text:p text:style-name="P81">一是对销售员及商品本身的驳斥与怀疑。他会想尽办说辞将你驳得一无是处。</text:p>
      <text:p text:style-name="P81">二是自我吹嘘。一有机会，这类客户就会抢过话题，像销售员吹嘘他自己，以过来人的姿态，给你一些教导。</text:p>
      <text:p text:style-name="P81"/>
      <text:p text:style-name="P81"><text:soft-page-break/>客户向我们滔滔不绝、一吐为快，虽然增加了我们销售的难度，但是，只要我们弄清楚这一类客户的心理原因，之后再采取相应的销售策略，相信我们还是可以找到销售的突破口的。</text:p>
      <text:p text:style-name="P81"/>
      <text:p text:style-name="P81">一般来说，客户滔滔不绝的心理原因主要有以下几种：</text:p>
      <text:p text:style-name="P82">1. <text:span text:style-name="T50">卖弄欲望强</text:span></text:p>
      <text:p text:style-name="P82">这类客户有着很强的卖弄欲望，所以喜欢在销售员面前炫耀，不管对方是否还在讲话，他屡屡抢白。</text:p>
      <text:p text:style-name="P82">其实这种客户很自卑，心理承受能力较差，担心得不到销售员的尊重，所以用“疯狂”地吹嘘自己来掩饰内心。</text:p>
      <text:p text:style-name="P83">2. <text:span text:style-name="T50">寻求击败对方的满足感</text:span></text:p>
      <text:p text:style-name="P83">争抢好胜是人类的天性，所以客户在与你交谈中喜欢占上风。你说一句，他驳十句，直到最后把你打得打败而归，灰溜溜地离去。这就如同给了他一剂兴奋剂，他止不住满心欢喜。这种客户的心理就是喜欢在“击败”对方的过程中，寻求满足感。</text:p>
      <text:p text:style-name="P84">3. <text:span text:style-name="T50">发泄自己的情绪</text:span></text:p>
      <text:p text:style-name="P84">越爱提“当年勇”的人，现在一定很不得志，越爱吹“我如何如何”的人，在实际生活中一定四处碰壁。</text:p>
      <text:p text:style-name="P84">所以客户心中一定有很多的不如意，通过几次畅快发泄，他的心情会好很多。所以客户对销售员并不存在敌意，只不过借助这种场合，冲着销售员发泄一下情绪而已。</text:p>
      <text:p text:style-name="P84"/>
      <text:p text:style-name="P84">当我们弄清了滔滔不绝型客户的这些心理特点，在以后的销售过程中只要顺应客户的心理需求，多一些耐心，做到：一不怕“苦”，二不怕“累”，多多赞美他就可以了。</text:p>
      <text:p text:style-name="P84"/>
      <text:p text:style-name="P84">这种嘴上无遮拦不藏心机，貌似难对付的客户其实并没有什么坏心眼，所以你对付这种客户，要做到不怕“苦”，任他驳你，贬你，讽刺你，你始终一脸风平浪静。在听客户唠叨时也不要嫌累，你要挺住，让他说个痛快，等他尽兴了，情绪平复下来，发现你是一个很好的听众，那么下一次他对你的态度就会友好起来。</text:p>
      <text:p text:style-name="P84"/>
      <text:p text:style-name="P84">并且，这种客户最爱听恭维、称赞的话。如果对普通人，称赞五次就够了，对这种人则至少要称赞十次以上。所以，销售员在聆听客户讲话的时候要不失时机地给予适当赞美。你赞美得越多，就越能满足他的心理需求。</text:p>
      <text:p text:style-name="P84"/>
      <text:p text:style-name="P84">虽然爱说话的客户比沉默的客户较容易对付，但我们要分清楚客户是不是故意发表长篇大论浪费时间，借以驱逐推销员。我们可以先专心倾听对方的谈话，在交谈中，掌握对方内心矛盾、担忧所在，然后便可采取攻势，以询问法间接探寻对方的心理。<text:span text:style-name="T68">(XXXX，您能告诉我原因吗？)</text:span></text:p>
      <text:p text:style-name="P84">大凡客户听到了我们的询问后<text:span text:style-name="T68">，便不得不回答；如果客户回答时支支吾吾，就表明他并没有购买的意愿。</text:span></text:p>
      <text:p text:style-name="P84"/>
      <text:p text:style-name="P84">向爱说话的客户告别也是一件很困难的事<text:span text:style-name="T68">，因为他很喜欢说话，所以一讲起话来便天南地北地聊个没完，有可能影响到销售员拜访其他客户。</text:span></text:p>
      <text:p text:style-name="P84">如果销售员在客户说话中途离开<text:span text:style-name="T68">，客户会认为你不尊重他，引起他们的不满。</text:span></text:p>
      <text:p text:style-name="P84">销售员在告别时一定要讲究策略<text:span text:style-name="T68">，尽可能在不使对方扫兴的情形下，表明辞别之意。以一种很愿意继续听但又不得不走的言辞向对方辞别，可以得到对方的谅解。</text:span></text:p>
      <text:p text:style-name="P84">另外<text:span text:style-name="T68">，大部分人在吐气时，表示正欲说话，而吸气表示谈话告一段落，销售员应注意客户吸气吐气的动作，在客户吸气时，适时地提出告辞的请求。</text:span></text:p>
      <text:p text:style-name="P84"/>
      <text:h text:style-name="P128" text:outline-level="2"><text:soft-page-break/>节约俭朴型客户讲价格</text:h>
      <text:p text:style-name="P85">有时候，我们会发现一些非常节俭的消费者，他们不仅是对高价位的产品不舍得购买，而且对自己很满意的产品也是处处挑剔，对我们的产品和服务大挑毛病，多年一来的节俭习惯，让他们拒绝的理由也是五花八门，让我们意想不到。</text:p>
      <text:p text:style-name="P84"/>
      <text:p text:style-name="P84">自称业务能力很强的李军的例子<text:span text:style-name="T69">：</text:span></text:p>
      <text:p text:style-name="P84">毕竟这个世界上真正的有钱人不多<text:span text:style-name="T70">，节俭简朴也是传统美德。</text:span></text:p>
      <text:p text:style-name="P84">应对这种类型的客户<text:span text:style-name="T70">，其实很简单，像李军老板说的那样，给他们一颗定心丸，告诉他已经是最低价了。</text:span></text:p>
      <text:p text:style-name="P84"/>
      <text:p text:style-name="P84">如果你常和这类客户打交道<text:span text:style-name="T70">，你会发现他们并不是那种一毛不拔的人，他们只是花钱花得谨慎，他们认为钱就要花到刀刃上。只要你能激发他们的兴趣点，让他们感觉物有所值，卖给他们东西也不是很难。</text:span></text:p>
      <text:p text:style-name="P84"/>
      <text:p text:style-name="P84">和这类客户商谈时<text:span text:style-name="T70">，最好着重强调一分钱一分货，指出商品的特性和价值所在。你要把产品的成本、生命周期、投资回报率告诉他们，并强调高报酬率才是重点。</text:span></text:p>
      <text:p text:style-name="P84">只要我们循循善诱<text:span text:style-name="T70">，让客户明白了这个道理，他们就会很爽快地打开钱包。如果客户以价格太高拒绝购买我们的产品时，我们还可以分几次推销，把一次推销任务化整为零，以减少关于价钱的压力。</text:span></text:p>
      <text:p text:style-name="P84"/>
      <text:p text:style-name="P84">花钱要花得值<text:span text:style-name="T70">，相信你也是这样认为的，何况是我们要从客户的口袋里掏钱。销售人员不仅要控制自己的心理，还要学会掌握客户的心理。只要我们让客户觉得他花的钱是花在了刀刃上，我们的目的也就很快实现了。</text:span></text:p>
      <text:p text:style-name="P84"/>
      <text:h text:style-name="P128" text:outline-level="2">犹豫不决型客户需给建议</text:h>
      <text:p text:style-name="P84">犹豫不决型的客户指的是行动缓慢<text:span text:style-name="T71">、做事非常谨慎的客户。他们不仅仅步伐和动作缓慢，买东西的时候慢条斯理、小心翼翼，生怕吃亏上当，说话速度和反应速度也很慢。</text:span></text:p>
      <text:p text:style-name="P84">最极端的是久拖不决的客户<text:span text:style-name="T72">，可能由于购买经验不足，对产品不熟悉，在购买过程中会对销售员察言观色，善于从销售员的言行举止中发现端倪和问题。</text:span></text:p>
      <text:p text:style-name="P84">他们就像一个有才能的观众在看戏一样<text:span text:style-name="T72">，不会放过演员的一丝错误，对销售员所说的每一句话都会认真琢磨、冷静思考，稍微有一点不清楚的地方，他们就会提出来询问，生怕稍有疏忽就会上当受骗，他们只有在把所有的细节问题搞清楚之后，才会放心地下单。</text:span></text:p>
      <text:p text:style-name="P84"/>
      <text:p text:style-name="P84">外贸服装厂销售员赵先生的例子<text:span text:style-name="T73">：</text:span></text:p>
      <text:p text:style-name="P84">如何应对赵先生所遇到是这种客户呢<text:span text:style-name="T73">？</text:span></text:p>
      <text:p text:style-name="P84">我们可以针对他们的心理特点和性格因素来应对<text:span text:style-name="T73">，既然他们不能快速地做决定，我们可以想办法催促他们。我们可以高速他“这个项目非常适合你，如果现在不做，将来肯定会后悔”等具有强烈暗示性的话。让他感到危机感，迫使其快速下决心。尽量和客户之中那些富有主见的人去沟通，让有主见的人去带动犹豫不决者的情绪。</text:span></text:p>
      <text:p text:style-name="P84"/>
      <text:p text:style-name="P84">面对犹豫不决者<text:span text:style-name="T74">，商谈的时候，我们很有可能会遇到不同程度上的障碍，如果不能设法促使对方做出最后的决定，生意必然是“大事化小，小事化了”。解决这些问题，我们可以尝试使用下面这些方法。</text:span></text:p>
      <text:p text:style-name="P86">1. <text:span text:style-name="T50">帮助客户挑选</text:span></text:p>
      <text:p text:style-name="P87">有一些客户就算确定了和我们合作<text:span text:style-name="T75">，有意要做成这笔生意，但是仍不愿意快速地和我们签单，总是在一些小问题上打转。</text:span>这时<text:span text:style-name="T75">，你该怎么办？</text:span></text:p>
      <text:p text:style-name="P96">销售人员最好戳穿客户这种微妙的心理，审时度势，及时解除客户的所有疑虑。能设身处地地为客户着想，客户自己也就没什么顾虑了，不犹豫，签单的时候也就到了。</text:p>
      <text:p text:style-name="P86"><text:soft-page-break/><text:span text:style-name="T76">2. </text:span><text:span text:style-name="T50">假定客户已同意签约</text:span></text:p>
      <text:p text:style-name="P86">这个技巧主要还是攻心为上<text:span text:style-name="T76">。当我们发现客户露出购买信号却有点儿犹豫不决时，最好假设他已经在按我们的思维做决断。</text:span></text:p>
      <text:p text:style-name="P86">顾客想做一个网站来宣传自己的产品和企业形象<text:span text:style-name="T76">，仍在犹豫。销售人员对客户说：“您看是先做五页，暂时把您的网站建起来，根据效果增加页数较好呢？还是一次性把您的网站建全面好？既然要扩大宣传力度，要做就要做最好的嘛！反正钱也差不了多少！您怎么认为？”</text:span></text:p>
      <text:p text:style-name="P86">这样<text:span text:style-name="T76">，客户考虑的就不是做不做，而是怎么做的问题。当他在回答这个问题时，在无形之中，他已经同意做这个网站了。</text:span></text:p>
      <text:p text:style-name="P86">这种二选一的商讨方法模糊了客户的视线<text:span text:style-name="T76">，从而顺利达成协议。</text:span></text:p>
      <text:p text:style-name="P88">3. <text:span text:style-name="T50">拜师学艺</text:span></text:p>
      <text:p text:style-name="P88">当我们费劲口舌<text:span text:style-name="T77">，什么方法都无效，不妨试试这个方法。可以这样说：“虽然我知道这样的业务对您很重要，也许是我能力太差，没办法说服您。不过在认输之前，我想请您指出我的错误，能否让我有个提高的机会？”以谦卑的口吻说出诚挚的话语，很容易满足客户的虚荣心，也许还能解除你们之间对抗的心理。如果他愿意“指点”你，在鼓励你的时候，说不定还能带来签约的机会。</text:span></text:p>
      <text:p text:style-name="P89">4. <text:span text:style-name="T50">建议成交</text:span></text:p>
      <text:p text:style-name="P89">这些话富有一定的技巧性，也许能促使客户快速签约，可以记下来：</text:p>
      <text:p text:style-name="P89">“既然一些都定下来了，那我们就签个协议吧！”</text:p>
      <text:p text:style-name="P89">“您是不是在付款方式上有疑问？”</text:p>
      <text:p text:style-name="P89">“如果您有什么疑问，可以向我咨询！”<text:line-break/>“我们线签个协议吧，我们也好开始准备为您服务，让贵公司早日收益。”</text:p>
      <text:p text:style-name="P89">“如果现在签协议的话，您觉得我们还有哪些工作要做？”</text:p>
      <text:p text:style-name="P89">5. <text:span text:style-name="T50">欲擒故纵</text:span></text:p>
      <text:p text:style-name="P89">如果我们的客户天生优柔寡断，虽然对我们的产品和服务很有兴趣，我们也解决了他的所有问题，但他就是拖拖拉拉，迟迟不肯做决定。这时，我们不妨故意做出一副收拾东西，马上要走人的样子。一般情况下，这样的行为会促使那些真正想买的客户做出决定。但是，也要注意只能适用于竞争不是很激烈的情况下，否则真离开客户，可能会适得其反，被别人钻了空子。</text:p>
      <text:p text:style-name="P86"/>
      <text:h text:style-name="P128" text:outline-level="2">为时间观念强的客户节省时间</text:h>
      <text:p text:style-name="P90">一位家具老板的例子：</text:p>
      <text:p text:style-name="P90">一位经营家具的老板这样说：“我最欣赏的是那些重视时间的人。我手下的销售人员都要像医生那样，不但专业还要懂得时间的珍贵性。要知道，医生耽误几分钟就会出人命。我的销售员也决不能随意耽误客户的时间，几秒钟都不行！”</text:p>
      <text:p text:style-name="P90"/>
      <text:p text:style-name="P90">在销售过程中，面对那些来去匆匆的客户，作为销售员，你有没有一种抓狂的感觉？或许，在很多时候，销售员功亏一篑的根本原因就是没有充分重视客户的时间。</text:p>
      <text:p text:style-name="P90"/>
      <text:p text:style-name="P90">人们都是这样认为的：最好的客户是最具有能力购买我们商品的人，通俗的讲就是有钱人。但是，有钱人通常都是善用时间的人，合理安排时间才能积攒巨大的财富。对他们而言，时间确实就是金钱。</text:p>
      <text:p text:style-name="P90"/>
      <text:p text:style-name="P90">为了达成交易，销售人员必须对客户的时间重视起来，并尽力去了解他们的时间安排。</text:p>
      <text:p text:style-name="P91">对于时间观念强的客户，洽谈时除了必要的寒暄之外，应该立刻谈到正题上。而且，我们必须先设法探听出他喜欢什么，关心什么等等。如果看苗头不对，就该立刻谈到正题上，如果先谈结论，再谈理由，也可以给他一个好的印象。</text:p>
      <text:p text:style-name="P91">先对客户说<text:span text:style-name="T78">：“我只花5分钟的时间。”谈到5分钟后，看客户的表情，决定要不要继续说下去。</text:span></text:p>
      <text:p text:style-name="P91"><text:soft-page-break/>谈了几分钟后<text:span text:style-name="T78">，可以反问客户：“您还有什么补清楚的地方，需要我向您解释吗？”利用这种方式，静候客户的发言。</text:span></text:p>
      <text:p text:style-name="P92"/>
      <text:p text:style-name="P92">记住，注意拖延时间的说话技巧，绝不可以讲4分钟、6分钟或十分钟这些双数。</text:p>
      <text:p text:style-name="P92">因为双数会给人的直觉反应很多，客户会怀疑你要讲很久。</text:p>
      <text:p text:style-name="P92">如果用单数<text:span text:style-name="T79">，他会觉得费时不多，会安静地听你讲下去。</text:span></text:p>
      <text:p text:style-name="P92">等他心理发生了这种微妙的变化后<text:span text:style-name="T79">，我们再观察他的表情，如果他还有继续听下去、想看看我们的商品的意愿，我们再慢慢讲解。如果销售员本身的行动和说服力不够机警和清楚的话，反而会给客户听得不耐烦。此时我们最好长话短说，多用动词，少用形容词，用语简短有力，态度举止也要有分寸。</text:span></text:p>
      <text:p text:style-name="P92"/>
      <text:p text:style-name="P92">和这些来去匆匆的客户多<text:span text:style-name="T80">“交手”几次，我们就会发现，这些整天嚷嚷着时间紧张的客户原来很可爱，很值得我们学习。销售员在与客户谈话时，要直奔主题，抓住重点，抓住他的注意力，为他大大地节省时间。只要销售员能和客户建立起良好的关系，销售业务也会慢慢地水到渠成。</text:span></text:p>
      <text:p text:style-name="P92"/>
      <text:h text:style-name="P128" text:outline-level="2">沉默型客户需要引导</text:h>
      <text:p text:style-name="P92">在销售的过程中<text:span text:style-name="T81">，有时候会碰到一些一言不发的沉默型客户，我们无法直到他究竟在想什么，真的很难应付。的确，沉默型客户敏于行而慎于言，他们冷漠审慎的性格特点让销售员觉得高深莫测，不敢轻易妄为。</text:span></text:p>
      <text:p text:style-name="P92">与这种客户进行交易<text:span text:style-name="T82">，你一定会感到十分尴尬。他表情冷漠，拒人于千里之外；我们舌头打转，心中惶恐不安，这种气氛令双方都感到不舒服。如果此时我们为了打破僵局，频繁主动地向对方发问，那么他会更加沉默。我们越主动，这种无声的抵抗越持久。直到我们的唠叨使客户不耐烦，他终于开口说：“您别费口舌了，请回吧。”这样，一场交易还没开始便结束了。</text:span></text:p>
      <text:p text:style-name="P92"/>
      <text:p text:style-name="P92">一般而言<text:span text:style-name="T83">，客户难开金口的心理原因主要有以下五点：</text:span></text:p>
      <text:p text:style-name="P93">1. 客户担心一开口便给推销员一种自己想买东西的误解，担心推销员死缠烂打，给自己带来麻烦，所以佯装不爱说话。</text:p>
      <text:p text:style-name="P93">2. 客户怕自己吃亏，所以对自己不太懂行的产品采取尽量少说的策略，让销售员多说，以便自己摸清底细。</text:p>
      <text:p text:style-name="P94">3. 客户本身沉默的个性使然。</text:p>
      <text:p text:style-name="P94">4. 客户不愿意与销售员交谈也可能是因为讨厌对方。</text:p>
      <text:p text:style-name="P94">5. 客户当时的心情不好。</text:p>
      <text:p text:style-name="P94"/>
      <text:p text:style-name="P94">相信只要销售员善于把握住客户的心理<text:span text:style-name="T84">，给客户创造出适当的说话机会，那么客户还是愿意向我们敞开心扉的。</text:span></text:p>
      <text:p text:style-name="P94"/>
      <text:p text:style-name="P94">那么如果给客户创造适当的说话机会呢<text:span text:style-name="T85">？</text:span></text:p>
      <text:p text:style-name="P94">销售员可以提一些客户感兴趣的话题<text:span text:style-name="T85">，引导对方开口说话，待对方开口说话时，销售员除了要认真倾听之外，还要注意赞美对方，给对方及时、积极的回应，这样对方才能感到与我们交谈的融洽，拒斥的心结才能打开。</text:span></text:p>
      <text:p text:style-name="P94"/>
      <text:p text:style-name="P94">销售经理小王的例子<text:span text:style-name="T86">：</text:span></text:p>
      <text:p text:style-name="P95">做糕饼是店主最熟悉不过的事情<text:span text:style-name="T86">，糕饼能得到客户的认可也是他最引以为傲的事。于是小王便顺应客户的心理，将话题引到糕饼上，这样使得店主有话可说，另外他还赞美店主的糕饼好吃，这样就满足了店主的成就感，接着又寻找双方共同的兴趣点—墙上的画。通过这些，小王成功的打破的与客户的僵局，之后再引导使客户主动提出谈生意的事，这样小王离成功把产品推销出去就不远了。</text:span></text:p>
      <text:h text:style-name="P128" text:outline-level="2"><text:soft-page-break/>顽固型客户需要商量着来</text:h>
      <text:p text:style-name="P97">顾名思义，顽固型客户比较固执，而当他一旦做出决定，别人很难说服他。</text:p>
      <text:p text:style-name="P97">所以，顽固型客户在心里面不喜欢被强迫推销。有些销售员，通常不自觉地把自己对产品的看法、意见强加给客户，希望能够帮助他赶快做决定。这是令这类客户最反感的事情了。</text:p>
      <text:p text:style-name="P97">所以，我们在同这类客户推销产品时，要充分利用客户吃软不吃硬的心理，以商量的口吻，站在客观的立场来向他介绍产品，解说产品的好处。</text:p>
      <text:p text:style-name="P97"/>
      <text:p text:style-name="P97">我们用商量的口气，站在客观立场，来向他介绍产品和服务，没有与他的想法产生冲突，相信他就能接受我们的解说。如果在经过自己的仔细思考过后，发现我们提供的产品或服务的确更划算的话，他还是愿意改变自己原来的想法的。</text:p>
      <text:p text:style-name="P97"/>
      <text:p text:style-name="P97">对于顽固型客户，有时销售员也不能一味顺从他们的想法，否则，如果客户的利益受损，他们在心里面第一个要责怪的就是销售员。</text:p>
      <text:p text:style-name="P97"/>
      <text:p text:style-name="P97">把事情弄糟糕的推销员的例子：</text:p>
      <text:p text:style-name="P97">新任经理由于没有做市场调查研究，就凭感觉武断地认为在他原来的分店里很好卖的<text:span text:style-name="T87">4两包装茶叶在这里也会畅销，没有听从销售员的建议，使超市利益受损，并且他没有反省自己的责任反倒责难起销售员来。</text:span></text:p>
      <text:p text:style-name="P97">然而，客户毕竟是上帝，在这次销售中，销售员也有做得不妥的地方，他不了解顽固型客户的心理，没有以一种适当的说话方式让客户意识到问题的所在及可能会出现的严重后果，一味顺从客户，而导致产品滞销，反而对二者的关系造成了更坏的影响。</text:p>
      <text:p text:style-name="P97"/>
      <text:p text:style-name="P97">所以，面对“不撞南墙不回头”的客户，我们要以商量、委婉的口气明确指出客户如果坚持己见所产生的严重后果，这样，他们就会从自我利益的角度考虑，从而接受你的建议和方案。</text:p>
      <text:p text:style-name="P97"/>
      <text:p text:style-name="P97">“除冰王”路面清洁剂销售员黑尔曼的例子：</text:p>
      <text:p text:style-name="P97">以非常委婉的方式向客户指出如果不够买产品可能会发生的损失。</text:p>
      <text:p text:style-name="P97">销售员如果能像黑尔曼一样，在你把严重的后果摆到客户面前时，相信即使再顽固的客户也不会轻易拒绝销售员的建议了。所以，只要销售员坚信自己的意见是对客户有利的，那么就不要放弃，委婉、和气地向顽固的客户提出，多试几次，客户总会被打动的。</text:p>
      <text:p text:style-name="P97"/>
      <text:h text:style-name="P128" text:outline-level="2">稳健型客户需要理性对待</text:h>
      <text:p text:style-name="P97">在销售过程中，我们碰到的一类数量最多的客户就是稳健型客户，他们的心理特征如下：</text:p>
      <text:p text:style-name="P98">1. <text:span text:style-name="T50">稳重沉着</text:span></text:p>
      <text:p text:style-name="P98">稳健型客户做事谨慎，在充分考虑后才能做决定。他们可能会认真地倾听你的介绍，然后在心里深思熟虑，表面上不露一点儿痕迹，显得十分稳重沉着。他们这种冷静的表情有时还会使你心里发毛，不是到对方到底在想些什么，可又不敢随便发问。如果客户真的对你说销售的产品感兴趣的话，那么他们有时会连细枝末节都问得一清二楚。等到对方仔细考虑到底要不要买时，若你的回答不能让他满意，客户就不会轻易下决心，但一旦下了决心，那就是板上钉钉的事了。</text:p>
      <text:p text:style-name="P98">2. <text:span text:style-name="T50">小心谨慎</text:span></text:p>
      <text:p text:style-name="P98">稳健型客户认为轻易行动会找来麻烦，导致损失，因此每次做出决定之前，都得谨慎考虑，分析得失，因此时间也比较长。因为谨慎，他可能会找来亲友，打听行情，然后一块儿商量做决定。如果每弄清产品的具体情况，如性能、价格等，并且没有货比三家，那么他们就不会轻易购买。</text:p>
      <text:p text:style-name="P99">3. <text:span text:style-name="T50">比较敏感，害怕上当</text:span></text:p>
      <text:p text:style-name="P99"><text:soft-page-break/>稳健型客户本来就比较谨慎，如果加上你对产品掌握得不是很专业，对行情不是太了解，这时，客户就容易产生“谨防上当”的保护性心理。平素谨慎的客户通常只会相信你一半的话，产生警觉后，则会对这一半话也产生怀疑。他们认为你花言巧语的目的只是为了向他们兜售低质商品，因此不信任你。</text:p>
      <text:p text:style-name="P98"/>
      <text:p text:style-name="P97">知道了稳健型客户的所思所想后，销售员可以采取以下几种方法与其打交道。</text:p>
      <text:p text:style-name="P100">1. 稳健型客户突出的特点就是理智，很有可能在与我们接触前，他们就已经意识到自己对产品的需要，并且通过各种渠道来了解产品，分析产品。当他们和销售员进行交流时，他们最关注的还是产品本身，以确认产品是否能满足自己的需求。因此，对于稳健型客户，销售员从产品的性能、特点来说服客户是最佳的策略。要在交流过程中肯定客户的意见，主要对客户不了解的地方给予更明确、专业的解答，通过与其他产品从质量到价格的全面比较分析，让客户觉得购买自己的产品是划算的，并且要理性地分析产品能给客户带来的实际收益。</text:p>
      <text:p text:style-name="P101">2. 销售员在销售过程中，必须学会协调自己和客户的言行步伐，如果客户语速缓慢、压低声音、小心自己的举动。不能让客户来适应我们的言行步伐，如果你让对方适应自己，对方感到适应不了就会走开，生意就谈不成了。所以销售员要尽量与客户采取同一步调，积极适应客户，但不要丢掉销售的主动权。</text:p>
      <text:p text:style-name="P102">3. 对稳健型客户，切不可性急，不要催得太紧，给他们留一段思考的时间。等他们深思熟虑后，觉得你的产品合适自然会购买。</text:p>
      <text:p text:style-name="P102">4. 在对付稳健型的客户时，销售员也要保持沉着冷静，给客户留下好印象。在条分缕析地解决了对方的问题后，如果客户觉得满意就要快速成交。</text:p>
      <text:p text:style-name="P102"/>
      <text:h text:style-name="P128" text:outline-level="2">摸清控制性客户的脾气</text:h>
      <text:p text:style-name="P102">在销售过程中，我们也会碰到这样的客户：他们几乎总是知道自己想要什么，当别人正在思考怎样处理一件事情时，他们已经有了透彻的考虑，也做出了决定；他们大都身处要职，掌管决策大权，非常有主见；他们希望销售员能完成他的想法， 就如他企业内的其他人员一样必须听命于他，如果你想改变他们的想法，你最好是有一个令人信服的理由，不然他们是不会听进去的，而且这个令人信服的理由必须配以更好的实施方案。这样的客户就是控制性客户。</text:p>
      <text:p text:style-name="P102"/>
      <text:p text:style-name="P102">控制型客户态度明确、做事果断、头脑清楚、注重结果、时间观念强，最不喜欢包含太多细枝末节的提案。针对控制性客户的这些心理特点，销售员要做到以下几点来积极应对：</text:p>
      <text:p text:style-name="P103">1. <text:span text:style-name="T50">在与控制性客户面谈前事先准备书面提议，并且提议不要太过烦琐</text:span></text:p>
      <text:p text:style-name="P103">销售员应该以书面的形式提出关键的意见，让客户能够独自思索研究。须注意的是，凡是提案过于详细，或是缺乏理性、强调感情方面的论点，均无法得到他们的认同，所以要尽量避免。并且你所提出的解决方案，必须站在客户的立场，从大的方向考虑，避免琐碎细节，必须让客户去主导实施，你尽可能地去配合他的想法，协助他实现自己的主张。</text:p>
      <text:p text:style-name="P104">2. <text:span text:style-name="T50">销售人员要预先准备一个好的陈述大纲，并且陈述时必须做到：直接，简短，针对结果</text:span></text:p>
      <text:p text:style-name="P104">直接，对控制型客户所说或所写的每一件事都要直接明了、切中要害。</text:p>
      <text:p text:style-name="P104">简短，不要浪费客户时间，陈述时要条理清楚，逻辑性强。只说那些与产品相关的事情。</text:p>
      <text:p text:style-name="P104">针对结果，要确保我们所说的每一句话都要围绕这让产品打动客户这一中心，不要跑题。</text:p>
      <text:p text:style-name="P105">3. <text:span text:style-name="T50">对控制性客户在态度上要保持尊重</text:span></text:p>
      <text:p text:style-name="P105">销售员应该清楚客户的职位，虽然他们可能不会明显地要求你过于亲近或对于他们的职位，尤其是对他们以往的成就缺乏尊敬，那么你很快就会失去他们。</text:p>
      <text:p text:style-name="P106">4. <text:span text:style-name="T50">为客户提供不超过两种的选择建议</text:span></text:p>
      <text:p text:style-name="P106">控制性客户有他们自己的主张，你的明智之举是向他们推荐一些他们可加以选择的建议。所提供的选择最好别超过两种，因为这样可以向他们表明你对他们推荐的是经过了仔细的思考和筛选之后而得出的，是最适合他们的。如果销售员没有做好准备工作，没有想过你的建议会对他们意味着什么，会很快失去客户的信任。一旦失去客户的信任，即使花再多的时间、付出再多的代价也未必能够重新获得。</text:p>
      <text:h text:style-name="P128" text:outline-level="2"><text:soft-page-break/>不要错过“随便看看”的客户</text:h>
      <text:p text:style-name="P90">在和客户打交道的过程中，我们会发现客户常常习惯于四处转转，随便看看，除非他们发现了一笔最好的交易，否则他们不会轻易表示购买的欲望。</text:p>
      <text:p text:style-name="P90">其实，客户提出“随便看看”时，有时是已经有了购买意向，只是习惯性地在购买前再逛逛，再一次确认将购产品确实符合自己的需要。这时，如果销售员轻率地认为他们真的只是来随便看看，那么我们就犯了一个错误，忽略了这个主动促进销售的机会，而这种忽略将使客户产生一种失落心理，也就果真不会在我们这里购买了。</text:p>
      <text:p text:style-name="P90"/>
      <text:p text:style-name="P90">在了解了那些“随便看看”的客户的心理之后，我们不能错过销售的机会，要主动把客户留住。</text:p>
      <text:p text:style-name="P90"/>
      <text:p text:style-name="P90">几个“随便看看”的例子：</text:p>
      <text:p text:style-name="P90">从上面几个案例中，我们可以看出“随便看看”的客户虽然没有表现出明显的购买意愿，但销售员只要主动一些，稍加引导，给客户一个购买的理由，那么也是有可能成交的。所以，销售员应该尽可能地留出客户，他们停留的时间越长，买东西的机会就越大。就算“随便看看”型客户现在没有购买你的产品，可他们已经对你的热情的服务有了良好的印象，很有可能在以后会成为你的客户。更为重要的是，客户有朋友、亲人、同事等等，他会向他们宣传你的产品和服务。</text:p>
      <text:p text:style-name="P90">所以，如果销售人员认为“随便看看”型客户无足轻重，因而对其怠慢的话，那就大错特错了。</text:p>
      <text:p text:style-name="P90"/>
      <text:p text:style-name="P90">可是，“随便看看”型客户有时也会向销售员发出一个致命武器，那就是在我们热情周到服务的最后，抛出“我没有带钱，我只是随便看看”的理由。如果这时候销售员脾气发作的话，那么我们所有的努力就都白费了。</text:p>
      <text:p text:style-name="P90"/>
      <text:p text:style-name="P90">一名汽车推销员的例子：</text:p>
      <text:p text:style-name="P90">客户以“没有带钱”为借口来拒绝他时，他知道客户并不是对自己介绍的汽车不满意，也不是钱的问题，而是客户的一种习惯性心理—在确定购买某产品之前总要货比三家才放心。这时销售员要做的就是及时促成，他先让客户签一个订单，至于定金可以过后再交。</text:p>
      <text:p text:style-name="P90">由于客户除了没带钱的原因再没有找出其他拒绝的理由，所以只好遵从销售员的建议。然后进一步利用“当你信任别人时，别人也会向你证明他们的确值得信赖”的心理学原理，对客户表示出自己的信任，并赞扬客户是一个遵守承诺、不会令他失望的人。这样，销售员就把一位“没有带钱的随便看看”的人变成了他的客户。</text:p>
      <text:p text:style-name="P90"/>
      <text:p text:style-name="P90"/>
      <text:h text:style-name="P126" text:outline-level="1">第五章 卖“信任”胜过卖产品</text:h>
      <text:h text:style-name="P128" text:outline-level="2">冲破客户设置的“防火墙”</text:h>
      <text:p text:style-name="P107"/>
      <text:p text:style-name="P107">客户在面对销售员的推销时，总是本能地怀有一种拒斥心理。为了防止销售员可能给自己造成高风险，客户便在自己和销售员之间设置了一道厚厚的“防火墙”，使销售员无法接近客户。</text:p>
      <text:p text:style-name="P107">那么，作为销售员应该如何打破这道“心理防火墙”，让客户主动安装我们提供的那些“非病毒的有益程序”呢？最关键的一点就是我们要获得客户的信任，一旦客户在心里对我们产生了信任感，那么他们就会产生了解产品的兴趣，当他们发现产品确实有益无害的话，就会毫不犹豫地同意我们的“安装条款”。所以，卖“信任”胜过卖产品。</text:p>
      <text:p text:style-name="P107"/>
      <text:h text:style-name="P128" text:outline-level="2">首因效应：价值百万的第一印象</text:h>
      <text:p text:style-name="P107">在人际交往过程中，我们给对方在心理留下的第一印象至关重要，亦即“先入为主”。虽然第一印象不一定总是正确的，但却是最鲜明的，最牢固的，并决定这以后双方交往的进程。</text:p>
      <text:p text:style-name="P108">–《心理学新词典》中定义的首因效应</text:p>
      <text:p text:style-name="P107"/>
      <text:p text:style-name="P107">心理学家统计发现：在人际交往过程中最初<text:span text:style-name="T88">4分钟里，是印象形成的关键期，在这一时期形成的印象对一个人的感官判断的影响占大概75%的比例。不管你给人留下的第一印象是不是真实的，以后别人都很难改变对你的看法，而且人们都会不自觉地为自己的想法找各种依据。</text:span></text:p>
      <text:p text:style-name="P107"/>
      <text:p text:style-name="P107">首因效应在销售中尤其重要，仔细想一想，作为销售员的你和客户初次见面的时间会有多长时间？相信肯定不会太长。那么，在这短短的时间里，如何让客户凭着对你的第一印象而对你产生信任感呢？让客户喜欢我们，起码不讨厌我们，是我们下一步销售乃至与其长期合作的前提。如果客户看见我门就觉得厌烦，那么我们是没有机会和对方一起交谈的，不管我们的产品或服务再怎么好。</text:p>
      <text:p text:style-name="P107"/>
      <text:p text:style-name="P107">制造企业总裁尼蒙先生和不休边幅的推销员的例子：</text:p>
      <text:p text:style-name="P109">为什么这名销售员遭到了拒绝？很明显，他给尼蒙先生的第一印象就不好，所以尼蒙先生也就不会给他销售的机会。</text:p>
      <text:p text:style-name="P109"/>
      <text:p text:style-name="P109">那么作为销售员，我们该如何塑造自己，让首因效应在销售中助我们一臂之力呢？</text:p>
      <text:p text:style-name="P111">1. <text:span text:style-name="T50">着装要正确</text:span></text:p>
      <text:p text:style-name="P111">美国一家调查公司发现，那些注重着装，职业形象比较好的人，其工作的起始薪金比其他人要高出<text:span text:style-name="T89">8%～20%。事实上，我们并不是追求奢华的服饰，但最基本要求是衣着整洁大方，打扮得体。</text:span></text:p>
      <text:p text:style-name="P111">可以说<text:span text:style-name="T90">，初次见面，90%的印象产生于服装。一般来说，衣着能直接反映一个人的修养、气质。穿戴整齐、干净利落的销售员容易赢得客户的信任和好感；而衣冠不整的销售员则会给顾客留下办事马虎、懒惰、糊涂的印象。</text:span></text:p>
      <text:p text:style-name="P111">另外<text:span text:style-name="T90">，你的形象还代表着整个公司的形象，就像尼蒙先生说的，他了解洛斯公司，这个推销员不能代表公司。如果你的客户以前没有和你的公司打过交道的话，那么他就会通过你给他留下的糟糕印象来判断你所在的公司不怎么样，产品肯定也毫不到哪儿去。</text:span></text:p>
      <text:p text:style-name="P111">在会见客户之前我们还要调查清楚他的身份<text:span text:style-name="T90">，从而确定穿什么衣服。如果，我们会见的是企业主管，我们一定要穿得很正规。但是，如果你的客户是农民，那么你穿着西服打着领带感觉就不对了。所以要注意分清场合、时间、对象等，做到正确着装。</text:span></text:p>
      <text:p text:style-name="P112"><text:soft-page-break/>2. <text:span text:style-name="T50">修饰要适当</text:span></text:p>
      <text:p text:style-name="P112">销售员修饰的原则是：简洁、干净、大方、自然。</text:p>
      <text:p text:style-name="P112">在外表方面应该注意<text:span text:style-name="T91">：眼睛无论大小，一定要干净、有神，尤其是眼部的分泌物要及时清除。如果戴近视眼睛，镜框和镜片不能有破损。鼻子的清洁非常重要，分泌物过多应提前清除，鼻毛如果长到鼻孔外，应提前修剪。嘴的修饰要做到牙齿清洁，口腔无异味。初次见面不要吃大蒜、葱等有刺激性气味的东西，即使吃了，一定要想办法尽快去除，如吃口香糖等。</text:span></text:p>
      <text:p text:style-name="P113">3. <text:span text:style-name="T50">握手时要适度用力</text:span></text:p>
      <text:p text:style-name="P113">据美国心理协会调查研究：不论男性或女性，有利地握手有利于形成良好的第一印象。在与客户握手时要适度有力，并且稍微持久一些，保证完全握住，握手的同时还要有眼神之间友好的交流，这样做可以让客户感到你对对方很尊重，对这次见面很重视并且对双方的合作抱有很大的期待和热情。</text:p>
      <text:p text:style-name="P113"/>
      <text:p text:style-name="P113">总之<text:span text:style-name="T92">，销售员在见客户时，一定要好好注意自己的形象，让首因效应为我们的销售过程清除一些障碍，迎来更多的成功。</text:span></text:p>
      <text:p text:style-name="P113"/>
      <text:h text:style-name="P128" text:outline-level="2">热情待客<text:span text:style-name="T93">，你的客户会因此被感染</text:span></text:h>
      <text:p text:style-name="P113">心理学家经过调查发现<text:span text:style-name="T93">，绝大多数人都喜欢和热情的人打交道，因为热情可以让人感到温暖和愉悦，使彼此产生信赖感，拉近陌生人之间的距离。</text:span></text:p>
      <text:p text:style-name="P113">每个人都害怕拒绝<text:span text:style-name="T94">，如果你冷若冰霜，那么你传达给别人的信息就是你对他人有排斥感，不愿意与人交往，由于大家都怕碰钉子，所以也就不愿意与你交往了。销售员要想拥有更多客户，也必须了解这种人际交往中的心理现象，做到热情带人。</text:span></text:p>
      <text:p text:style-name="P113"/>
      <text:p text:style-name="P113">营销专家做过研究<text:span text:style-name="T94">，热情在成功销售的案例中所占重要性比例为95%，而产品知识只占5%。这是因为没有一位顾客愿意从一位阴沉着脸的销售员那里购买商品。而热情就像一团火，可以感染到客户的心理和情绪，让客户不由自主地信任你、愿意接近你。</text:span></text:p>
      <text:p text:style-name="P113"/>
      <text:p text:style-name="P113">北京百货大楼著名营业员张秉贵的例子<text:span text:style-name="T95">：</text:span></text:p>
      <text:p text:style-name="P113">张秉贵被顾客亲切地称为<text:span text:style-name="T95">“一团火”，他对顾客十分热情，就像一团火一样让顾客时刻感受到温暖。</text:span></text:p>
      <text:p text:style-name="P113"/>
      <text:p text:style-name="P113">热情是缓解客户本能拒斥心理的有效办法<text:span text:style-name="T96">，试想一下，客户怎么好意思拒绝一个对他态度热诚，处处为他着想的销售员呢？又怎么好意思拒绝一个在他有困难时给予及时主动帮助的人呢？所以你只要全心全</text:span><text:span text:style-name="T46">·</text:span><text:span text:style-name="T96">意为客户热情服务，即使他没有看中你的产品，他也会在心里认可了你的销售态度，接受了你本人。</text:span></text:p>
      <text:p text:style-name="P113"/>
      <text:p text:style-name="P113">电脑推销员小姜的例子<text:span text:style-name="T97">：</text:span></text:p>
      <text:p text:style-name="P113">在这个案例中<text:span text:style-name="T98">，如果小姜在接待客户时始终沉着一张“苦瓜脸”，说出的话语冷冰冰，客户要离开也不挽留，表现出那种爱买不买的态度，那么他又怎么能够得到客户呢？所以销售员面对客户时一定要充满热情，用我们的热情去感染客户、打动客户。但是还要注意把握分寸，不能过分热情，否则会给客户觉得我们虚情假意，而引起戒备，无形中又增加了一道心理防线。</text:span></text:p>
      <text:p text:style-name="P113"/>
      <text:h text:style-name="P128" text:outline-level="2">曼狄诺定律：微笑可以带来黄金</text:h>
      <text:p text:style-name="P114">微笑可以带来黄金，这条定律是美国作家F.H.曼狄诺提出来的，他主张人们应该多多微笑，微笑拥有巨大的魔力，尤其是发自真心的微笑。</text:p>
      <text:p text:style-name="P114">美国著名成功学家戴尔<text:span text:style-name="T47">·卡耐基说过：“笑容能照亮所有看到它的人，他像穿过乌云的太阳，带给人们温暖。”可以说，微笑是世界上最美的行为语言，虽然无声，但最能打动人；微笑是人际关系中最佳的</text:span><text:soft-page-break/><text:span text:style-name="T47">“润滑剂”，无需解释，就能拉近人们之间的心理距离。微笑之所以动人，之所以令人愉快，不仅是因为它在外观上给人以美感，而且它还传递、表达了可喜的信息和美好的感情，给人带来精神上的愉快和满足。</text:span></text:p>
      <text:p text:style-name="P116"/>
      <text:p text:style-name="P116">微笑的作用是巨大的，对于销售员来说更是如此。</text:p>
      <text:p text:style-name="P116"/>
      <text:p text:style-name="P116">一个笑话：</text:p>
      <text:p text:style-name="P116">第三个医生：“我给一个白痴装上了笑容，他现在是世界上最伟大的推销员了！”</text:p>
      <text:p text:style-name="P107">这虽然是一则笑话，但它反映了微笑对销售员的重要性。</text:p>
      <text:p text:style-name="P107">在销售中，客户都想与一个面带微笑、具有亲和力的推销员来交谈，没有谁愿意对着一副冷冰冰的面孔。所以销售员一定要把握客户的心理，学会换位思考，将自己最美丽的微笑展现给客户。这样不仅可以使我们与客户之间的距离一下子缩短，而且容易使客户产生信任感，从而形成和谐友好的气氛。然后，我么再介绍产品，这样客户便容易把话听进去。你对客户微笑，客户在接受你的友好与善意后一般总要寻求回报，这种回报可能是购买我们的产品。所以，微笑是推销成功的助推器。</text:p>
      <text:p text:style-name="P107">甚至有时候，一桩交易能否成功就取决于一个简单的表情—微笑。</text:p>
      <text:p text:style-name="P107"/>
      <text:p text:style-name="P107">底特律巨大的汽艇展览会的例子：</text:p>
      <text:p text:style-name="P107">我么的客户并不挑剔，只是一个简单的微笑就可以满足他们想要收到他人欢迎的心理。所以，推销员千万不要吝啬自己的微笑，用微笑把客户留住。</text:p>
      <text:p text:style-name="P107"/>
      <text:p text:style-name="P107">另外，要注意的是销售员的微笑必须发自真心。矫揉造作、虚情假意的笑，只能让客户感到虚伪和赤裸裸的目的性，这样的笑只能增强客户的防御心理而不利于销售。所以销售员一定要本着真诚为客户服务的目的，用积极阳光的心态来面对客户，这样我们的笑才能打动客户，并且我们也会发现原来工作也可以是一件令人快乐的事。</text:p>
      <text:p text:style-name="P107"/>
      <text:h text:style-name="P128" text:outline-level="2">自信—客户认可你的先决条件</text:h>
      <text:p text:style-name="P107">在客户的心里，他们不希望与毫无自信的销售人员打交道，因为客户认为如果销售员自己都不信任自己的能力及产品的话，那么又有什么理由让我来信任他们呢？另外，自信的销售员也会让客户有一种找到了对手的感觉，如果能在谈判中战胜对方，客户会觉得有一种成就感。所以，与不自信的销售员谈生意会使客户觉得是在浪费自己的宝贵时间。</text:p>
      <text:p text:style-name="P107">因此，当你和客户会谈时，若能了解客户的心理，在言谈举止中流露出充分的自信，就会赢得客户的信任，而信任，则是客户购买你的产品的关键因素。导致一个销售人员业绩不佳的罪魁祸首就是他先对自己失去了信心，认为自己无法将产品售出。</text:p>
      <text:p text:style-name="P107">很多刚进销售行业的新人在面对客户时常犯这样的错误，他们不敢和客户目光对接，紧张、冷场、不知道怎么和客户沟通、总怕跟客户说错话引起客户的反感。他们越是不自信，在与客户的心理较量中就越得不到客户的信任，销售也就越不成功，不成功则使他们更加不自信，逐渐形成恶性循环。</text:p>
      <text:p text:style-name="P107">在屡遭客户拒绝后，他们开始怀疑自己的能力，看到其他业务员的成绩是自己的几倍，他们觉得自己好像永远也比不上同事，于是有很多人便选择了放弃销售的工作。</text:p>
      <text:p text:style-name="P107"/>
      <text:p text:style-name="P110">因此，要想成为销售高手，就必须调整好心态，让自己信心十足。</text:p>
      <text:p text:style-name="P110"/>
      <text:p text:style-name="P110">销售员小陈的例子：</text:p>
      <text:p text:style-name="P110">小陈就是靠着强烈的自信心来征服最难对付的客户的。</text:p>
      <text:p text:style-name="P107">自信是与客户在心理博弈中必不可少的心态，销售员千万不要对自己失去信心。因为，自信可以为我们的商品增色许多，甚至在有些客户看来，自信比我们的商品还要重要。</text:p>
      <text:p text:style-name="P107"><text:soft-page-break/>销售人员在面对失败时仍然面带微笑，对自己说：“没关系，下次再来。”那么他们就能够客观地反省失败的销售过程，找到失败的真正原因，从而为重新赢得客户的青睐创造机会。</text:p>
      <text:p text:style-name="P107"/>
      <text:p text:style-name="P107">那么，销售员如何才能拥有自信呢？</text:p>
      <text:p text:style-name="P115">1. <text:span text:style-name="T50">销售员要保持积极乐观的心态及良好的外在形象</text:span></text:p>
      <text:p text:style-name="P117">积极乐观的心态是自信的加油站，在遇到客户的拒绝、业绩不佳，信心受挫时，只有乐观才能让我们看到希望的曙光，为我们鼓起继续拼搏的勇气和信心。</text:p>
      <text:p text:style-name="P117">良好的外在形象让销售员看起来精神百倍，从而帮助销售员建立起自信，所以，销售员在见客户之前应该注意一下自己的外在形象。</text:p>
      <text:p text:style-name="P118">2. <text:span text:style-name="T50">做到知己知彼才能拥有自信心</text:span></text:p>
      <text:p text:style-name="P107">选择自己喜欢并且和自己知识、能力匹配的行业，了解所在行业的发展趋势、公司在行业的竞争优势及发展前景，做到相信自己的公司和产品。</text:p>
      <text:p text:style-name="P107">了解自己产品的卖点及相对于其他产品的差异化优势。</text:p>
      <text:p text:style-name="P107">了解客户的真实需求及愿意付出的成本。</text:p>
      <text:p text:style-name="P118">3. <text:span text:style-name="T50">在销售前做好充分的准备</text:span></text:p>
      <text:p text:style-name="P118">在拜访客户之前要准备好产品说明、报价、样品、谈话的话题。</text:p>
      <text:p text:style-name="P118">要提前了解好客户是否是最终决策者及客户所属类型。</text:p>
      <text:p text:style-name="P118">要对竞争对手有一定的了解。</text:p>
      <text:p text:style-name="P118"/>
      <text:p text:style-name="P118">相信如果我们做好了充分的准备，无论客户提出什么样的问题我们都可以自信、自如的回答。</text:p>
      <text:p text:style-name="P118"/>
      <text:h text:style-name="P128" text:outline-level="2">诚实，让客户更加信任你</text:h>
      <text:p text:style-name="P120">客户之所以对销售员怀有抵触的心理，很大一部分原因要归结于一部分销售员在长期以来有欺骗客户的行为。被骗的客户会同其他人讲：千万不要相信销售员，我是如何如何上了他们的当的。这样一传十、十传百，销售员在人们心中的印象就同骗子等同起来了，以至于一见到销售员大家都会说：“瞧，又来骗我钱了！”客户对销售员避之唯恐不及，销售怎么能成功地进行呢？</text:p>
      <text:p text:style-name="P120"/>
      <text:p text:style-name="P120">在人们的心里，忠厚诚实的人更能赢得信任，所以千万不要存在侥幸心理来欺骗客户，客户被你伤了一次心，就不会再信任你第二次了，无论你花多大的力气来挽留也无济于事。所以销售员一定要遵守做人的准则，以诚实赢得客户的心，维护销售员的职业形象。这样不但不会让我们受损失，反而会促进我们的事业，赢得更多的回报。</text:p>
      <text:p text:style-name="P120"/>
      <text:p text:style-name="P120">美国著名销售员乔治<text:span text:style-name="T99">·赫伯特的例子：</text:span></text:p>
      <text:p text:style-name="P120"><text:span text:style-name="T99">作为销售员，我们能不能做到像乔治这样坦诚地对待客户呢？一些销售员只想把自己的产品卖出去，为了卖产品，他们宁愿选择隐瞒产品的缺点甚至把缺点说成是优点。这样，他们虽然暂时售出了产品，但是可能会因此丢掉更多的客户，损失自己的声誉，对自己的销售事业的发展是很不利的。</text:span></text:p>
      <text:p text:style-name="P120"><text:span text:style-name="T99"/></text:p>
      <text:p text:style-name="P120"><text:span text:style-name="T99">所以，我们应该像乔治一样，诚实的对待客户。要知道，再完美的产品都不能没有一点瑕疵，所以把产品夸得天花乱坠反而会让客户产生怀疑。产品有问题不要紧，我们可以用一些巧妙的方法来使客户接受这些问题</text:span><text:span text:style-name="T100">。老实地去对待客户，这样才能赢得他们的信任。</text:span></text:p>
      <text:p text:style-name="P120"><text:span text:style-name="T100"/></text:p>
      <text:p text:style-name="P120"><text:span text:style-name="T100">有些销售员会觉得，如果我对客户毫无保留会使我的利益受损。对于这一点，销售员一定要把眼光放长远，虽然我们暂时损失了一部分小利，但我们得到了客户的认可与信任，这样，客户可能会带给你更大的利益。</text:span></text:p>
      <text:p text:style-name="P120"><text:span text:style-name="T100"/></text:p>
      <text:p text:style-name="P120"><text:soft-page-break/><text:span text:style-name="T100">负责销售屏幕的小王的例子：</text:span></text:p>
      <text:p text:style-name="P120"><text:span text:style-name="T100">积极主动地为客户着想，“以诚相待，以心换心”是销售人员对待客户的基本原则，也是销售人员的基本素质。在销售过程中，你也会遇到小王那样的情况，最明智的办法就是放弃眼前的小利，以使自己获得更加长远的利益。</text:span></text:p>
      <text:p text:style-name="P120"><text:span text:style-name="T100"/></text:p>
      <text:h text:style-name="P128" text:outline-level="2">用小幽默调节销售过程中的氛围</text:h>
      <text:p text:style-name="P120"><text:span text:style-name="T100">心理学家认为：幽默是一种最富感染力、最具有普遍传达意义的交际艺术。幽默在人际交往过程中的最用是不可低估的，俗话说：“笑一笑，十年少”，人们大多喜欢和具有幽默感的人交往，因为他们能给人带来一种心灵上的愉悦和轻松。在人们正襟危坐、言谈拘谨时，一句幽默的话往往能妙语解颐，让举座皆欢，气氛顿时变得活跃起来。</text:span></text:p>
      <text:p text:style-name="P120"><text:span text:style-name="T100"/></text:p>
      <text:p text:style-name="P120"><text:span text:style-name="T100">在销售中也是一样，交易的过程本身容易让客户在心理上充满了戒备和敌意，如果销售员能够适当运用幽默的技巧，就可以消除客户心理上的紧张感，使整个商谈过程变得轻松愉快，充满人情味。所以，幽默的销售员更能获得客户的欢迎，取得他们的信任，促使交易走向成功。</text:span></text:p>
      <text:p text:style-name="P120"><text:span text:style-name="T100"/></text:p>
      <text:p text:style-name="P120"><text:span text:style-name="T100">可惜的是，许多销售员都忽略了幽默的作用，他们让整个交易过程保持在一种严肃的状态，使得原本就承受巨大心理压力的客户更加紧张、焦虑，对产品存在的一点点小问题他们都会严格挑剔。有时销售员沉闷的介绍也无法引起客户的兴趣，使得他们昏昏欲睡。这样的销售肯定不会产生好的效果。所以我们一定要把握客户的心理，学会运用幽默调动起客户的情绪。</text:span></text:p>
      <text:p text:style-name="P120"><text:span text:style-name="T100"/></text:p>
      <text:p text:style-name="P120"><text:span text:style-name="T100">推销大师皮卡尔说过：“交易的成功，是口才的产物。”销售员幽默的语言往往能在推销中起到化险为夷的作用。</text:span></text:p>
      <text:p text:style-name="P120"><text:span text:style-name="T100"/></text:p>
      <text:p text:style-name="P120"><text:span text:style-name="T100">两个销售员的例子：</text:span></text:p>
      <text:p text:style-name="P120"><text:span text:style-name="T100">处变不惊，注意随机应变。</text:span></text:p>
      <text:p text:style-name="P120"><text:span text:style-name="T100">幽默的人走到哪里就会把笑声带到哪里，如果你是一位幽默的销售员，那在整个交易过程中，将会给客户带来很多欢乐，使客户倍感轻松。所以，在销售过程中，幽默是最好的润滑剂，当你和客户发生摩擦时，不妨来点小幽默吧，融洽你们对立的气氛，更快地达到彼此合作的目的。</text:span></text:p>
      <text:p text:style-name="P120"><text:span text:style-name="T100"/></text:p>
      <text:p text:style-name="P120"><text:span text:style-name="T100">但是，在运用幽默时，我们还要注意以下几点：</text:span></text:p>
      <text:p text:style-name="P121"><text:span text:style-name="T100">1. </text:span><text:span text:style-name="T101">幽默要适度</text:span></text:p>
      <text:p text:style-name="P120"><text:span text:style-name="T100">在销售中，适当讲一些小笑话，能迅速降低客户对你的敌意，促使推销成功。但千万不要过度，如果掌握不好分寸，会给客户留下轻浮、不可靠的印象。</text:span></text:p>
      <text:p text:style-name="P121"><text:span text:style-name="T100">2. </text:span><text:span text:style-name="T101">要注意幽默的内容</text:span></text:p>
      <text:p text:style-name="P121"><text:span text:style-name="T100">可以对一些紧急出现的尴尬场面进行调侃幽默，但不要拿客户的一些私人问题进行说笑，以免引起对方的不快，使客户觉得你不尊重他，并且一定要做到措辞明了，避免引起误解。</text:span></text:p>
      <text:p text:style-name="P122"><text:span text:style-name="T100">3. </text:span><text:span text:style-name="T101">幽默要区分客户</text:span></text:p>
      <text:p text:style-name="P122"><text:span text:style-name="T100">在打算轻松幽默一番之前，最好先分析我们的客户是否喜欢幽默，一定要确信不会激怒对方。譬如，当我们与一些银行家打交道的时候，明知道他一本正经，喜欢直接了当，却偏要故作幽默，这样就不好收场了。</text:span></text:p>
      <text:p text:style-name="P122"><text:span text:style-name="T100"/></text:p>
      <text:p text:style-name="P122"><text:span text:style-name="T100"/></text:p>
      <text:h text:style-name="P128" text:outline-level="2"><text:soft-page-break/>巧妙地赞美和恭维你的客户</text:h>
      <text:p text:style-name="P122"><text:span text:style-name="T100">美国心理学家威廉</text:span><text:span text:style-name="T103">·詹姆士说过：“人类本质里最殷切的需求是渴望被人肯定，最深远的驱动力是希望具有重要性。”在生活中，人人都向听到别人的赞美和恭维，无论我们做什么，都希望能够做好，得到别人的认可，有了赞美，我们做事的热情就会高涨。无论是赞美他人还是被他人赞美，都能给自己和他人带来一份心理满足和快乐，一句轻轻的赞美，也许就会让你赢来别人对你的好感，获得一份友谊。</text:span></text:p>
      <text:p text:style-name="P122"><text:span text:style-name="T103"/></text:p>
      <text:p text:style-name="P122"><text:span text:style-name="T103">渴望受到赞美是人的天性之一，我们的客户也不例外。在销售中，销售员不妨抓住客户的这种心理，让客户的自尊心和荣誉感得到满足，这样，客户听到我们对他的赞美，并感到愉悦和鼓舞，就会对我们产生亲切感，从而使彼此之间的心理距离缩短、靠近。客户与我们之间的融洽关系就可以从这里开始，接着就可以很容易地转入交谈中。</text:span></text:p>
      <text:p text:style-name="P122"><text:span text:style-name="T103"/></text:p>
      <text:p text:style-name="P122"><text:span text:style-name="T103">咱们客户，不但能让对方快乐，同时也会使我们自己获得满足。这里有一个人性规律：</text:span><text:span text:style-name="T102">若你不能为别人增加快乐，那么，你也就不能为自己增加快乐</text:span><text:span text:style-name="T103">。因此，如果我们每天都适当地赞美你的客户，那么，我么将感觉到自己的快乐指数也在不断上升。我们的快乐和积极的心态也会感染到客户，这样，成交也就变得更容易了。</text:span></text:p>
      <text:p text:style-name="P122"><text:span text:style-name="T103"/></text:p>
      <text:p text:style-name="P122"><text:span text:style-name="T103">销售员小孟的例子：</text:span></text:p>
      <text:p text:style-name="P122"><text:span text:style-name="T103">小孟首先能够把王经理见面说成是一次难得的机会，这样，让王经理感到自己是个重要人物，从而使他一开始能在心理上接受小孟，愿意继续听他讲下去。</text:span></text:p>
      <text:p text:style-name="P122"><text:span text:style-name="T103">接着，小孟进一步赞美王经理的销售业绩、对网络营销的重视及经营理念的先进，钦佩他的能力与眼光，这样，王经理的心理得到了满足，从而对小孟有了更多的好感。</text:span></text:p>
      <text:p text:style-name="P122"><text:span text:style-name="T103">最后，小孟再提出自己的网络推广方案能够给王经理带来的更多的好处，引起他的兴趣，王经理也就不会本能地拒绝了。</text:span></text:p>
      <text:p text:style-name="P122"><text:span text:style-name="T103">通过不断的、适当的赞美，小孟打开了王经理的心理防线，让客户愿意认真听他的建议，这样就为接下来的推销打好了基础。</text:span></text:p>
      <text:p text:style-name="P122"><text:span text:style-name="T103"/></text:p>
      <text:p text:style-name="P122"><text:span text:style-name="T103">然而，赞美也是一门艺术，要做到轻松自如，得心应手，也需要一定的技巧，那么，在赞美客户的时候，我们应该注意哪些呢？</text:span></text:p>
      <text:p text:style-name="P123"><text:span text:style-name="T103">1.</text:span><text:span text:style-name="T102"> 赞美要选择适当的目标</text:span></text:p>
      <text:p text:style-name="P123"><text:span text:style-name="T103">就个体顾客来说，个人的长相、衣着、举止谈吐、风度气质、才华成就、家庭环境、亲戚朋友等，都可以给予赞美。就团体客户来说，除了上述赞美目标之外，企业名称、规模、产品质量、服务态度、经营业绩等，也可以作为赞美对象。无论是赞美个人还是赞美集体，不论是赞美人物还是赞美事物，都应该选择最佳赞美目标。如果推销员胡乱吹捧，则必将弄巧成拙。</text:span></text:p>
      <text:p text:style-name="P123"><text:span text:style-name="T103">2. </text:span><text:span text:style-name="T102">赞美要把握分寸</text:span></text:p>
      <text:p text:style-name="P123"><text:span text:style-name="T103">事实上，不合实际的、虚情假意的赞美，只会使客户感到难堪，甚至会产生反作用，导致顾客对推销员产生不好的印象。因此，推销人员赞美客户，一定要诚心诚意，一定要把握分寸。</text:span></text:p>
      <text:p text:style-name="P123"><text:span text:style-name="T103">对于年老的客户，应该多用间接、委婉的赞美语言；对于年轻的客户，则可以用比较直接、热情的赞美语言。</text:span></text:p>
      <text:p text:style-name="P123"><text:span text:style-name="T103">对于严肃型的客户，赞语应自然朴实，点到为止；对于虚荣型的客户，则可以尽量发挥赞美的作用。</text:span></text:p>
      <text:p text:style-name="P123"><text:span text:style-name="T103">3. </text:span><text:span text:style-name="T102">赞美不一定适合所有客户</text:span></text:p>
      <text:p text:style-name="P123"><text:span text:style-name="T103">有些客户不愿意与销售员做过多的交谈，更不愿意被人评头论足、说三道四，尤其不喜欢销售员触及自己的个人和家庭私事，认为他们所谓的赞美只不过是一种愚弄客户的手段而已，所以对这种赞美不以为然，甚至十分反感。因此，销售员要注意这一点。</text:span></text:p>
      <text:p text:style-name="P123"><text:span text:style-name="T103"/></text:p>
      <text:h text:style-name="P128" text:outline-level="2"><text:soft-page-break/>共同意识：多谈谈彼此都熟悉的人或物</text:h>
      <text:p text:style-name="P124"><text:span text:style-name="T103">心理学研究表明：对方越感到你是“自己人”，那么你们谈到一起的概率就越高，彼此融洽的速度就越快。人与人之间相处时，喜欢找出彼此的“共同点”，人们总是更愿意同自己具有相似之处的人交往</text:span><text:span text:style-name="T104">交往，这种相似可以看成是个人嗜好、性格特征、生活习惯、穿着谈吐、穿着谈吐、经历见闻等等。总之，相似点越多，彼此之间的亲和力就越强，就越能接纳和欣赏对方，也就越容易沟通。所谓的“物以类聚，人以群分”就是这个道理。</text:span></text:p>
      <text:p text:style-name="P124"><text:span text:style-name="T104"/></text:p>
      <text:p text:style-name="P124"><text:span text:style-name="T104">一个竞选员的例</text:span><text:span text:style-name="T105">子：</text:span></text:p>
      <text:p text:style-name="P124"><text:span text:style-name="T105">有个人参加竞选，他的助选员发现，一般选民认为他属于高层社会，与自己毫不相干，所以对他的参选表现出冷漠的态度，于是他们把宣传的重心置于他是四个孩子的好爸爸。选民知道这位被选举人有四个孩子，而且又是一位称职的父亲之后，对他产生了亲切感，这位人士最后以高票当选了。</text:span></text:p>
      <text:p text:style-name="P124"><text:span text:style-name="T105"/></text:p>
      <text:p text:style-name="P124"><text:span text:style-name="T105">销售也是同样的道理，销售员要懂得客户的这种心理，见到客户应该先建立彼此的共鸣，不要直奔主题。讲产品是你的专长，而非客户所了解的领域。所以，你讲得越多客户越反感，信赖感也就越不容易建立。有时客户还会为难你：“是你的产品好还是你们对手产品好？”</text:span></text:p>
      <text:p text:style-name="P124"><text:span text:style-name="T105">因此，在进入主题之前，尽量先谈一些无关的话题，例如，彼此的经验、嗜好或家庭，让对方多了解一下，发现二者的共同点。这样，在初次会面，他就会对你产生好感，觉得和你一见如故，信任感也就油然而生。</text:span></text:p>
      <text:p text:style-name="P124"><text:span text:style-name="T105"/></text:p>
      <text:p text:style-name="P124"><text:span text:style-name="T105">所以，销售人员不能认为只要对自己的产品熟悉就可以了，要花更多的时间去了解客户。这样才能和客户产生共同语言。</text:span></text:p>
      <text:p text:style-name="P124"><text:span text:style-name="T105"/></text:p>
      <text:p text:style-name="P124"><text:span text:style-name="T105">保险销售员的例子：</text:span></text:p>
      <text:p text:style-name="P124"><text:span text:style-name="T105">销售员在销售即将结束的时候发现他和客户的共同爱好—考拉熊，于是，开始把话题从保险转移到客户擅长的动物学领域，这样双方一问一答，讨论得非常投机，交谈氛围变得融洽起来，张先生对销售员的信赖感也就随之产生。这样，成交也就不再是什么难事了。可以说，销售员的这张保单是考拉熊带给他的。</text:span></text:p>
      <text:p text:style-name="P124"><text:span text:style-name="T105"/></text:p>
      <text:p text:style-name="P124"><text:span text:style-name="T1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CJK SC Regular" fo:font-family="'Noto Sans CJK SC Regular'" style:font-family-generic="swiss" fo:font-size="10.5pt" officeooo:rsid="010647f7" style:font-size-asian="10.5pt" style:font-size-complex="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4-07T22:01:11.677728953</dc:date>
    <meta:editing-duration>P1DT3H3M29S</meta:editing-duration>
    <meta:editing-cycles>240</meta:editing-cycles>
    <meta:generator>LibreOffice/5.1.6.2$Linux_x86 LibreOffice_project/10m0$Build-2</meta:generator>
    <meta:document-statistic meta:table-count="0" meta:image-count="0" meta:object-count="0" meta:page-count="32" meta:paragraph-count="574" meta:word-count="35825" meta:character-count="36031" meta:non-whitespace-character-count="35957"/>
  </office:meta>
</office:document-meta>
</file>